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0" style:family="table-cell" style:parent-style-name="Default" style:data-style-name="N52">
      <style:table-cell-properties style:vertical-align="automatic"/>
    </style:style>
    <style:style style:name="ce21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2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5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6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40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7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/>
    <style:style style:name="ce102" style:family="table-cell" style:parent-style-name="Default" style:data-style-name="N0"/>
    <style:style style:name="ce10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7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4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24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6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8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9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1" style:family="table-cell" style:parent-style-name="Default" style:data-style-name="N54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4" style:family="table-cell" style:parent-style-name="_21315__20998__20301_" style:data-style-name="N54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6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96"/>
          <table:table-cell table:number-columns-repeated="9" table:style-name="ce95"/>
          <table:table-cell office:value-type="string" table:style-name="ce94">
            <text:p><text:s text:c="10"/>單位：平方公里；個；戶；人</text:p>
          </table:table-cell>
          <table:table-cell table:style-name="ce93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59">
            <text:p><text:s/>年<text:span text:style-name="T1"><text:s/></text:span>月<text:span text:style-name="T1"><text:s/>底<text:s/></text:span>別</text:p>
          </table:table-cell>
          <table:table-cell office:value-type="string" table:style-name="ce9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0">
            <text:p>鄉鎮</text:p>
          </table:table-cell>
          <table:table-cell office:value-type="string" table:number-columns-spanned="1" table:number-rows-spanned="2" table:style-name="ce160">
            <text:p>村里數</text:p>
          </table:table-cell>
          <table:table-cell office:value-type="string" table:number-columns-spanned="1" table:number-rows-spanned="2" table:style-name="ce160">
            <text:p>鄰<text:span text:style-name="T3"><text:s text:c="2"/></text:span>數</text:p>
          </table:table-cell>
          <table:table-cell office:value-type="string" table:number-columns-spanned="1" table:number-rows-spanned="2" table:style-name="ce160">
            <text:p>戶<text:span text:style-name="T3"><text:s text:c="2"/></text:span>數</text:p>
          </table:table-cell>
          <table:table-cell office:value-type="string" table:number-columns-spanned="3" table:number-rows-spanned="1" table:style-name="ce160">
            <text:p>人　　口　　數</text:p>
          </table:table-cell>
          <table:covered-table-cell table:number-columns-repeated="2"/>
          <table:table-cell office:value-type="string" table:style-name="ce86">
            <text:p>性別比例<text:span text:style-name="T3"><text:s/>(<text:s/></text:span>每百</text:p>
          </table:table-cell>
          <table:table-cell office:value-type="string" table:style-name="ce85">
            <text:p>人口密度 ( 每平</text:p>
          </table:table-cell>
          <table:table-cell office:value-type="string" table:style-name="ce84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2">
            <text:p>( 平方公里 )</text:p>
          </table:table-cell>
          <table:table-cell office:value-type="string" table:style-name="ce81">
            <text:p>市區數</text:p>
          </table:table-cell>
          <table:covered-table-cell/>
          <table:covered-table-cell/>
          <table:covered-table-cell/>
          <table:table-cell office:value-type="string" table:style-name="ce79">
            <text:p>總<text:span text:style-name="T3"><text:s text:c="3"/></text:span>計</text:p>
          </table:table-cell>
          <table:table-cell office:value-type="string" table:style-name="ce79">
            <text:p>男</text:p>
          </table:table-cell>
          <table:table-cell office:value-type="string" table:style-name="ce78">
            <text:p>女</text:p>
          </table:table-cell>
          <table:table-cell office:value-type="string" table:style-name="ce77">
            <text:p>女子所當男子數<text:span text:style-name="T3"><text:s/>)</text:span></text:p>
          </table:table-cell>
          <table:table-cell office:value-type="string" table:style-name="ce76">
            <text:p>方公里人口數 )</text:p>
          </table:table-cell>
          <table:table-cell office:value-type="string" table:style-name="ce7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9">
            <text:p>87 年</text:p>
          </table:table-cell>
          <table:table-cell office:value-type="float" office:value="36188.035400000001" table:style-name="ce68">
            <text:p><text:s text:c="3"/>36,188.0354</text:p>
          </table:table-cell>
          <table:table-cell office:value-type="float" office:value="369" table:style-name="ce67">
            <text:p><text:s text:c="3"/>369</text:p>
          </table:table-cell>
          <table:table-cell office:value-type="float" office:value="7755" table:style-name="ce67">
            <text:p><text:s text:c="3"/>7,755</text:p>
          </table:table-cell>
          <table:table-cell office:value-type="float" office:value="143104" table:style-name="ce67">
            <text:p><text:s text:c="3"/>143,104</text:p>
          </table:table-cell>
          <table:table-cell office:value-type="float" office:value="6369768" table:style-name="ce51">
            <text:p><text:s text:c="3"/>6,369,768</text:p>
          </table:table-cell>
          <table:table-cell office:value-type="float" office:value="21928591" table:style-name="ce51">
            <text:p><text:s text:c="3"/>21,928,591</text:p>
          </table:table-cell>
          <table:table-cell office:value-type="float" office:value="11243408" table:style-name="ce67">
            <text:p><text:s text:c="3"/>11,243,408</text:p>
          </table:table-cell>
          <table:table-cell office:value-type="float" office:value="10685183" table:style-name="ce74">
            <text:p><text:s text:c="3"/>10,685,183</text:p>
          </table:table-cell>
          <table:table-cell office:value-type="float" office:value="105.22" table:style-name="ce64">
            <text:p><text:s text:c="3"/>105.22</text:p>
          </table:table-cell>
          <table:table-cell office:value-type="float" office:value="605.96" table:style-name="ce64">
            <text:p><text:s text:c="3"/>605.96</text:p>
          </table:table-cell>
          <table:table-cell office:value-type="float" office:value="3.44" table:style-name="ce63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9">
            <text:p>88 年</text:p>
          </table:table-cell>
          <table:table-cell office:value-type="float" office:value="36188.035400000001" table:style-name="ce68">
            <text:p><text:s text:c="3"/>36,188.0354</text:p>
          </table:table-cell>
          <table:table-cell office:value-type="float" office:value="369" table:style-name="ce72">
            <text:p><text:s text:c="3"/>369</text:p>
          </table:table-cell>
          <table:table-cell office:value-type="float" office:value="7755" table:style-name="ce72">
            <text:p><text:s text:c="3"/>7,755</text:p>
          </table:table-cell>
          <table:table-cell office:value-type="float" office:value="143471" table:style-name="ce72">
            <text:p><text:s text:c="3"/>143,471</text:p>
          </table:table-cell>
          <table:table-cell office:value-type="float" office:value="6532466" table:style-name="ce73">
            <text:p><text:s text:c="3"/>6,532,466</text:p>
          </table:table-cell>
          <table:table-cell office:value-type="float" office:value="22092387" table:style-name="ce51">
            <text:p><text:s text:c="3"/>22,092,387</text:p>
          </table:table-cell>
          <table:table-cell office:value-type="float" office:value="11312728" table:style-name="ce71">
            <text:p><text:s text:c="3"/>11,312,728</text:p>
          </table:table-cell>
          <table:table-cell office:value-type="float" office:value="10779659" table:style-name="ce70">
            <text:p><text:s text:c="3"/>10,779,659</text:p>
          </table:table-cell>
          <table:table-cell office:value-type="float" office:value="104.95" table:style-name="ce64">
            <text:p><text:s text:c="3"/>104.95</text:p>
          </table:table-cell>
          <table:table-cell office:value-type="float" office:value="610.49" table:style-name="ce64">
            <text:p><text:s text:c="3"/>610.49</text:p>
          </table:table-cell>
          <table:table-cell office:value-type="float" office:value="3.38" table:style-name="ce63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9">
            <text:p>89 年</text:p>
          </table:table-cell>
          <table:table-cell office:value-type="float" office:value="36188.035400000001" table:style-name="ce68">
            <text:p><text:s text:c="3"/>36,188.0354</text:p>
          </table:table-cell>
          <table:table-cell office:value-type="float" office:value="369" table:style-name="ce72">
            <text:p><text:s text:c="3"/>369</text:p>
          </table:table-cell>
          <table:table-cell office:value-type="float" office:value="7756" table:style-name="ce72">
            <text:p><text:s text:c="3"/>7,756</text:p>
          </table:table-cell>
          <table:table-cell office:value-type="float" office:value="144112" table:style-name="ce72">
            <text:p><text:s text:c="3"/>144,112</text:p>
          </table:table-cell>
          <table:table-cell office:value-type="float" office:value="6681685" table:style-name="ce70">
            <text:p><text:s text:c="3"/>6,681,685</text:p>
          </table:table-cell>
          <table:table-cell office:value-type="float" office:value="22276672" table:style-name="ce51">
            <text:p><text:s text:c="3"/>22,276,672</text:p>
          </table:table-cell>
          <table:table-cell office:value-type="float" office:value="11392050" table:style-name="ce71">
            <text:p><text:s text:c="3"/>11,392,050</text:p>
          </table:table-cell>
          <table:table-cell office:value-type="float" office:value="10884622" table:style-name="ce70">
            <text:p><text:s text:c="3"/>10,884,622</text:p>
          </table:table-cell>
          <table:table-cell office:value-type="float" office:value="104.66" table:style-name="ce64">
            <text:p><text:s text:c="3"/>104.66</text:p>
          </table:table-cell>
          <table:table-cell office:value-type="float" office:value="615.58000000000004" table:style-name="ce64">
            <text:p><text:s text:c="3"/>615.58</text:p>
          </table:table-cell>
          <table:table-cell office:value-type="float" office:value="3.33" table:style-name="ce63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9">
            <text:p>90 年</text:p>
          </table:table-cell>
          <table:table-cell office:value-type="float" office:value="36188.035400000001" table:style-name="ce68">
            <text:p><text:s text:c="3"/>36,188.0354</text:p>
          </table:table-cell>
          <table:table-cell office:value-type="float" office:value="369" table:style-name="ce67">
            <text:p><text:s text:c="3"/>369</text:p>
          </table:table-cell>
          <table:table-cell office:value-type="float" office:value="7775" table:style-name="ce66">
            <text:p><text:s text:c="3"/>7,775</text:p>
          </table:table-cell>
          <table:table-cell office:value-type="float" office:value="145196" table:style-name="ce65">
            <text:p><text:s text:c="3"/>145,196</text:p>
          </table:table-cell>
          <table:table-cell office:value-type="float" office:value="6802281" table:style-name="ce67">
            <text:p><text:s text:c="3"/>6,802,281</text:p>
          </table:table-cell>
          <table:table-cell office:value-type="float" office:value="22405568" table:style-name="ce51">
            <text:p><text:s text:c="3"/>22,405,568</text:p>
          </table:table-cell>
          <table:table-cell office:value-type="float" office:value="11441651" table:style-name="ce66">
            <text:p><text:s text:c="3"/>11,441,651</text:p>
          </table:table-cell>
          <table:table-cell office:value-type="float" office:value="10963917" table:style-name="ce65">
            <text:p><text:s text:c="3"/>10,963,917</text:p>
          </table:table-cell>
          <table:table-cell office:value-type="float" office:value="104.36" table:style-name="ce64">
            <text:p><text:s text:c="3"/>104.36</text:p>
          </table:table-cell>
          <table:table-cell office:value-type="float" office:value="619.14" table:style-name="ce64">
            <text:p><text:s text:c="3"/>619.14</text:p>
          </table:table-cell>
          <table:table-cell office:value-type="float" office:value="3.29" table:style-name="ce63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9">
            <text:p>91 年</text:p>
          </table:table-cell>
          <table:table-cell office:value-type="float" office:value="36188.035400000001" table:style-name="ce68">
            <text:p><text:s text:c="3"/>36,188.0354</text:p>
          </table:table-cell>
          <table:table-cell office:value-type="float" office:value="369" table:style-name="ce67">
            <text:p><text:s text:c="3"/>369</text:p>
          </table:table-cell>
          <table:table-cell office:value-type="float" office:value="7809" table:style-name="ce66">
            <text:p><text:s text:c="3"/>7,809</text:p>
          </table:table-cell>
          <table:table-cell office:value-type="float" office:value="146266" table:style-name="ce65">
            <text:p><text:s text:c="3"/>146,266</text:p>
          </table:table-cell>
          <table:table-cell office:value-type="float" office:value="6925019" table:style-name="ce67">
            <text:p><text:s text:c="3"/>6,925,019</text:p>
          </table:table-cell>
          <table:table-cell office:value-type="float" office:value="22520776" table:style-name="ce51">
            <text:p><text:s text:c="3"/>22,520,776</text:p>
          </table:table-cell>
          <table:table-cell office:value-type="float" office:value="11485409" table:style-name="ce66">
            <text:p><text:s text:c="3"/>11,485,409</text:p>
          </table:table-cell>
          <table:table-cell office:value-type="float" office:value="11035367" table:style-name="ce65">
            <text:p><text:s text:c="3"/>11,035,367</text:p>
          </table:table-cell>
          <table:table-cell office:value-type="float" office:value="104.08" table:style-name="ce64">
            <text:p><text:s text:c="3"/>104.08</text:p>
          </table:table-cell>
          <table:table-cell office:value-type="float" office:value="622.33000000000004" table:style-name="ce64">
            <text:p><text:s text:c="3"/>622.33</text:p>
          </table:table-cell>
          <table:table-cell office:value-type="float" office:value="3.25" table:style-name="ce63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7">
            <text:p>92 年</text:p>
          </table:table-cell>
          <table:table-cell office:value-type="float" office:value="36188.035400000001" table:style-name="ce60">
            <text:p><text:s text:c="3"/>36,188.0354</text:p>
          </table:table-cell>
          <table:table-cell office:value-type="float" office:value="369" table:style-name="ce45">
            <text:p><text:s text:c="3"/>369</text:p>
          </table:table-cell>
          <table:table-cell office:value-type="float" office:value="7809" table:style-name="ce45">
            <text:p><text:s text:c="3"/>7,809</text:p>
          </table:table-cell>
          <table:table-cell office:value-type="float" office:value="145971" table:style-name="ce45">
            <text:p><text:s text:c="3"/>145,971</text:p>
          </table:table-cell>
          <table:table-cell office:value-type="float" office:value="7047168" table:style-name="ce45">
            <text:p><text:s text:c="3"/>7,047,168</text:p>
          </table:table-cell>
          <table:table-cell office:value-type="float" office:value="22604550" table:style-name="ce45">
            <text:p><text:s text:c="3"/>22,604,550</text:p>
          </table:table-cell>
          <table:table-cell office:value-type="float" office:value="11515062" table:style-name="ce43">
            <text:p><text:s text:c="3"/>11,515,062</text:p>
          </table:table-cell>
          <table:table-cell office:value-type="float" office:value="11089488" table:style-name="ce43">
            <text:p><text:s text:c="3"/>11,089,488</text:p>
          </table:table-cell>
          <table:table-cell office:value-type="float" office:value="103.84" table:style-name="ce57">
            <text:p><text:s text:c="3"/>103.84</text:p>
          </table:table-cell>
          <table:table-cell office:value-type="float" office:value="624.64" table:style-name="ce57">
            <text:p><text:s text:c="3"/>624.64</text:p>
          </table:table-cell>
          <table:table-cell office:value-type="float" office:value="3.21" table:style-name="ce40">
            <text:p><text:s text:c="3"/>3.2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3 年</text:p>
          </table:table-cell>
          <table:table-cell office:value-type="float" office:value="36188.035400000001" table:style-name="ce60">
            <text:p><text:s text:c="3"/>36,188.0354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10" table:style-name="ce62">
            <text:p><text:s text:c="3"/>7,810</text:p>
          </table:table-cell>
          <table:table-cell office:value-type="float" office:value="146225" table:style-name="ce62">
            <text:p><text:s text:c="3"/>146,225</text:p>
          </table:table-cell>
          <table:table-cell office:value-type="float" office:value="7179943" table:style-name="ce44">
            <text:p><text:s text:c="3"/>7,179,943</text:p>
          </table:table-cell>
          <table:table-cell office:value-type="float" office:value="22689122" table:style-name="ce44">
            <text:p><text:s text:c="3"/>22,689,122</text:p>
          </table:table-cell>
          <table:table-cell office:value-type="float" office:value="11541585" table:style-name="ce62">
            <text:p><text:s text:c="3"/>11,541,585</text:p>
          </table:table-cell>
          <table:table-cell office:value-type="float" office:value="11147537" table:style-name="ce62">
            <text:p><text:s text:c="3"/>11,147,537</text:p>
          </table:table-cell>
          <table:table-cell office:value-type="float" office:value="103.53" table:style-name="ce57">
            <text:p><text:s text:c="3"/>103.53</text:p>
          </table:table-cell>
          <table:table-cell office:value-type="float" office:value="626.98" table:style-name="ce57">
            <text:p><text:s text:c="3"/>626.98</text:p>
          </table:table-cell>
          <table:table-cell office:value-type="float" office:value="3.16" table:style-name="ce61">
            <text:p><text:s text:c="3"/>3.1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4 年</text:p>
          </table:table-cell>
          <table:table-cell office:value-type="float" office:value="36188.035400000001" table:style-name="ce60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3" table:style-name="ce43">
            <text:p><text:s text:c="3"/>7,833</text:p>
          </table:table-cell>
          <table:table-cell office:value-type="float" office:value="146967" table:style-name="ce43">
            <text:p><text:s text:c="3"/>146,967</text:p>
          </table:table-cell>
          <table:table-cell office:value-type="float" office:value="7292879" table:style-name="ce45">
            <text:p><text:s text:c="3"/>7,292,879</text:p>
          </table:table-cell>
          <table:table-cell office:value-type="float" office:value="22770383" table:style-name="ce44">
            <text:p><text:s text:c="3"/>22,770,383</text:p>
          </table:table-cell>
          <table:table-cell office:value-type="float" office:value="11562440" table:style-name="ce43">
            <text:p><text:s text:c="3"/>11,562,440</text:p>
          </table:table-cell>
          <table:table-cell office:value-type="float" office:value="11207943" table:style-name="ce43">
            <text:p><text:s text:c="3"/>11,207,943</text:p>
          </table:table-cell>
          <table:table-cell office:value-type="float" office:value="103.16" table:style-name="ce57">
            <text:p><text:s text:c="3"/>103.16</text:p>
          </table:table-cell>
          <table:table-cell office:value-type="float" office:value="629.22" table:style-name="ce57">
            <text:p><text:s text:c="3"/>629.22</text:p>
          </table:table-cell>
          <table:table-cell office:value-type="float" office:value="3.12" table:style-name="ce61">
            <text:p><text:s text:c="3"/>3.1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5 年</text:p>
          </table:table-cell>
          <table:table-cell office:value-type="float" office:value="36188.035400000001" table:style-name="ce60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8" table:style-name="ce43">
            <text:p><text:s text:c="3"/>7,828</text:p>
          </table:table-cell>
          <table:table-cell office:value-type="float" office:value="147134" table:style-name="ce43">
            <text:p><text:s text:c="3"/>147,134</text:p>
          </table:table-cell>
          <table:table-cell office:value-type="float" office:value="7394758" table:style-name="ce45">
            <text:p><text:s text:c="3"/>7,394,758</text:p>
          </table:table-cell>
          <table:table-cell office:value-type="float" office:value="22876527" table:style-name="ce44">
            <text:p><text:s text:c="3"/>22,876,527</text:p>
          </table:table-cell>
          <table:table-cell office:value-type="float" office:value="11591707" table:style-name="ce43">
            <text:p><text:s text:c="3"/>11,591,707</text:p>
          </table:table-cell>
          <table:table-cell office:value-type="float" office:value="11284820" table:style-name="ce43">
            <text:p><text:s text:c="3"/>11,284,820</text:p>
          </table:table-cell>
          <table:table-cell office:value-type="float" office:value="102.72" table:style-name="ce57">
            <text:p><text:s text:c="3"/>102.72</text:p>
          </table:table-cell>
          <table:table-cell office:value-type="float" office:value="632.16" table:style-name="ce57">
            <text:p><text:s text:c="3"/>632.16</text:p>
          </table:table-cell>
          <table:table-cell office:value-type="float" office:value="3.09" table:style-name="ce40">
            <text:p><text:s text:c="3"/>3.0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6 年</text:p>
          </table:table-cell>
          <table:table-cell office:value-type="float" office:value="36189.505000000012" table:style-name="ce60">
            <text:p><text:s text:c="3"/>36,189.5050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6" table:style-name="ce43">
            <text:p><text:s text:c="3"/>7,826</text:p>
          </table:table-cell>
          <table:table-cell office:value-type="float" office:value="147342" table:style-name="ce43">
            <text:p><text:s text:c="3"/>147,342</text:p>
          </table:table-cell>
          <table:table-cell office:value-type="float" office:value="7512449" table:style-name="ce45">
            <text:p><text:s text:c="3"/>7,512,449</text:p>
          </table:table-cell>
          <table:table-cell office:value-type="float" office:value="22958360" table:style-name="ce44">
            <text:p><text:s text:c="3"/>22,958,360</text:p>
          </table:table-cell>
          <table:table-cell office:value-type="float" office:value="11608767" table:style-name="ce43">
            <text:p><text:s text:c="3"/>11,608,767</text:p>
          </table:table-cell>
          <table:table-cell office:value-type="float" office:value="11349593" table:style-name="ce43">
            <text:p><text:s text:c="3"/>11,349,593</text:p>
          </table:table-cell>
          <table:table-cell office:value-type="float" office:value="102.28" table:style-name="ce57">
            <text:p><text:s text:c="3"/>102.28</text:p>
          </table:table-cell>
          <table:table-cell office:value-type="float" office:value="634.39" table:style-name="ce57">
            <text:p><text:s text:c="3"/>634.39</text:p>
          </table:table-cell>
          <table:table-cell office:value-type="float" office:value="3.06" table:style-name="ce40">
            <text:p><text:s text:c="3"/>3.0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7 年</text:p>
          </table:table-cell>
          <table:table-cell office:value-type="float" office:value="36189.505000000012" table:style-name="ce60">
            <text:p><text:s text:c="3"/>36,189.5050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7" table:style-name="ce43">
            <text:p><text:s text:c="3"/>7,827</text:p>
          </table:table-cell>
          <table:table-cell office:value-type="float" office:value="147591" table:style-name="ce43">
            <text:p><text:s text:c="3"/>147,591</text:p>
          </table:table-cell>
          <table:table-cell office:value-type="float" office:value="7655772" table:style-name="ce45">
            <text:p><text:s text:c="3"/>7,655,772</text:p>
          </table:table-cell>
          <table:table-cell office:value-type="float" office:value="23037031" table:style-name="ce44">
            <text:p><text:s text:c="3"/>23,037,031</text:p>
          </table:table-cell>
          <table:table-cell office:value-type="float" office:value="11626351" table:style-name="ce43">
            <text:p><text:s text:c="3"/>11,626,351</text:p>
          </table:table-cell>
          <table:table-cell office:value-type="float" office:value="11410680" table:style-name="ce43">
            <text:p><text:s text:c="3"/>11,410,680</text:p>
          </table:table-cell>
          <table:table-cell office:value-type="float" office:value="101.89" table:style-name="ce57">
            <text:p><text:s text:c="3"/>101.89</text:p>
          </table:table-cell>
          <table:table-cell office:value-type="float" office:value="636.57000000000005" table:style-name="ce57">
            <text:p><text:s text:c="3"/>636.57</text:p>
          </table:table-cell>
          <table:table-cell office:value-type="float" office:value="3.01" table:style-name="ce40">
            <text:p><text:s text:c="3"/>3.0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8 年</text:p>
          </table:table-cell>
          <table:table-cell office:value-type="float" office:value="36191.466699999997" table:style-name="ce59">
            <text:p><text:s text:c="3"/>36,191.4667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4" table:style-name="ce43">
            <text:p><text:s text:c="3"/>7,834</text:p>
          </table:table-cell>
          <table:table-cell office:value-type="float" office:value="147863" table:style-name="ce58">
            <text:p><text:s text:c="3"/>147,863</text:p>
          </table:table-cell>
          <table:table-cell office:value-type="float" office:value="7805834" table:style-name="ce45">
            <text:p><text:s text:c="3"/>7,805,834</text:p>
          </table:table-cell>
          <table:table-cell office:value-type="float" office:value="23119772" table:style-name="ce44">
            <text:p><text:s text:c="3"/>23,119,772</text:p>
          </table:table-cell>
          <table:table-cell office:value-type="float" office:value="11636734" table:style-name="ce43">
            <text:p><text:s text:c="3"/>11,636,734</text:p>
          </table:table-cell>
          <table:table-cell office:value-type="float" office:value="11483038" table:style-name="ce43">
            <text:p><text:s text:c="3"/>11,483,038</text:p>
          </table:table-cell>
          <table:table-cell office:value-type="float" office:value="101.34" table:style-name="ce57">
            <text:p><text:s text:c="3"/>101.34</text:p>
          </table:table-cell>
          <table:table-cell office:value-type="float" office:value="638.82000000000005" table:style-name="ce57">
            <text:p><text:s text:c="3"/>638.82</text:p>
          </table:table-cell>
          <table:table-cell office:value-type="float" office:value="2.96" table:style-name="ce40">
            <text:p><text:s text:c="3"/>2.9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9 年</text:p>
          </table:table-cell>
          <table:table-cell office:value-type="float" office:value="36191.466700000012" table:style-name="ce59">
            <text:p><text:s text:c="3"/>36,191.4667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5" table:style-name="ce43">
            <text:p><text:s text:c="3"/>7,835</text:p>
          </table:table-cell>
          <table:table-cell office:value-type="float" office:value="147877" table:style-name="ce58">
            <text:p><text:s text:c="3"/>147,877</text:p>
          </table:table-cell>
          <table:table-cell office:value-type="float" office:value="7937024" table:style-name="ce45">
            <text:p><text:s text:c="3"/>7,937,024</text:p>
          </table:table-cell>
          <table:table-cell office:value-type="float" office:value="23162123" table:style-name="ce44">
            <text:p><text:s text:c="3"/>23,162,123</text:p>
          </table:table-cell>
          <table:table-cell office:value-type="float" office:value="11635225" table:style-name="ce43">
            <text:p><text:s text:c="3"/>11,635,225</text:p>
          </table:table-cell>
          <table:table-cell office:value-type="float" office:value="11526898" table:style-name="ce43">
            <text:p><text:s text:c="3"/>11,526,898</text:p>
          </table:table-cell>
          <table:table-cell office:value-type="float" office:value="100.94" table:style-name="ce57">
            <text:p><text:s text:c="3"/>100.94</text:p>
          </table:table-cell>
          <table:table-cell office:value-type="float" office:value="639.99" table:style-name="ce57">
            <text:p><text:s text:c="3"/>639.99</text:p>
          </table:table-cell>
          <table:table-cell office:value-type="float" office:value="2.92" table:style-name="ce40">
            <text:p><text:s text:c="3"/>2.9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34">
            <text:p>100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7828" table:style-name="ce55">
            <text:p><text:s text:c="3"/>147,828</text:p>
          </table:table-cell>
          <table:table-cell office:value-type="float" office:value="8057761" table:style-name="ce52">
            <text:p><text:s text:c="3"/>8,057,761</text:p>
          </table:table-cell>
          <table:table-cell office:value-type="float" office:value="23224912" table:style-name="ce51">
            <text:p><text:s text:c="3"/>23,224,912</text:p>
          </table:table-cell>
          <table:table-cell office:value-type="float" office:value="11645674" table:style-name="ce50">
            <text:p><text:s text:c="3"/>11,645,674</text:p>
          </table:table-cell>
          <table:table-cell office:value-type="float" office:value="11579238" table:style-name="ce50">
            <text:p><text:s text:c="3"/>11,579,238</text:p>
          </table:table-cell>
          <table:table-cell office:value-type="float" office:value="100.57" table:style-name="ce56">
            <text:p><text:s text:c="3"/>100.57</text:p>
          </table:table-cell>
          <table:table-cell office:value-type="float" office:value="641.70000000000005" table:style-name="ce56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37"/>
        </table:table-row>
        <table:table-row table:style-name="ro5">
          <table:table-cell office:value-type="string" table:style-name="ce34">
            <text:p>101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8358" table:style-name="ce55">
            <text:p><text:s text:c="3"/>148,358</text:p>
          </table:table-cell>
          <table:table-cell office:value-type="float" office:value="8186432" table:style-name="ce52">
            <text:p><text:s text:c="3"/>8,186,432</text:p>
          </table:table-cell>
          <table:table-cell office:value-type="float" office:value="23315822" table:style-name="ce51">
            <text:p><text:s text:c="3"/>23,315,822</text:p>
          </table:table-cell>
          <table:table-cell office:value-type="float" office:value="11673319" table:style-name="ce50">
            <text:p><text:s text:c="3"/>11,673,319</text:p>
          </table:table-cell>
          <table:table-cell office:value-type="float" office:value="11642503" table:style-name="ce50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20"/>
          <table:table-cell table:number-columns-repeated="16371" table:style-name="ce37"/>
        </table:table-row>
        <table:table-row table:style-name="ro6">
          <table:table-cell office:value-type="string" table:style-name="ce34">
            <text:p>102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9" table:style-name="ce50">
            <text:p><text:s text:c="3"/>7,839</text:p>
          </table:table-cell>
          <table:table-cell office:value-type="float" office:value="148587" table:style-name="ce50">
            <text:p><text:s text:c="3"/>148,587</text:p>
          </table:table-cell>
          <table:table-cell office:value-type="float" office:value="8286260" table:style-name="ce52">
            <text:p><text:s text:c="3"/>8,286,260</text:p>
          </table:table-cell>
          <table:table-cell office:value-type="float" office:value="23373517" table:style-name="ce51">
            <text:p><text:s text:c="3"/>23,373,517</text:p>
          </table:table-cell>
          <table:table-cell office:value-type="float" office:value="11684674" table:style-name="ce50">
            <text:p><text:s text:c="3"/>11,684,674</text:p>
          </table:table-cell>
          <table:table-cell office:value-type="float" office:value="11688843" table:style-name="ce50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7">
          <table:table-cell office:value-type="string" table:style-name="ce34">
            <text:p>103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51" table:style-name="ce50">
            <text:p><text:s text:c="3"/>7,851</text:p>
          </table:table-cell>
          <table:table-cell office:value-type="float" office:value="147785" table:style-name="ce50">
            <text:p><text:s text:c="3"/>147,785</text:p>
          </table:table-cell>
          <table:table-cell office:value-type="float" office:value="8382699" table:style-name="ce52">
            <text:p><text:s text:c="3"/>8,382,699</text:p>
          </table:table-cell>
          <table:table-cell office:value-type="float" office:value="23433753" table:style-name="ce51">
            <text:p><text:s text:c="3"/>23,433,753</text:p>
          </table:table-cell>
          <table:table-cell office:value-type="float" office:value="11697971" table:style-name="ce50">
            <text:p><text:s text:c="3"/>11,697,971</text:p>
          </table:table-cell>
          <table:table-cell office:value-type="float" office:value="11735782" table:style-name="ce50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8">
          <table:table-cell office:value-type="string" table:style-name="ce47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478" table:style-name="ce43">
            <text:p><text:s text:c="3"/>147,478</text:p>
          </table:table-cell>
          <table:table-cell office:value-type="float" office:value="8468978" table:style-name="ce45">
            <text:p><text:s text:c="3"/>8,468,978</text:p>
          </table:table-cell>
          <table:table-cell office:value-type="float" office:value="23492074" table:style-name="ce44">
            <text:p><text:s text:c="3"/>23,492,074</text:p>
          </table:table-cell>
          <table:table-cell office:value-type="float" office:value="11712047" table:style-name="ce43">
            <text:p><text:s text:c="3"/>11,712,047</text:p>
          </table:table-cell>
          <table:table-cell office:value-type="float" office:value="11780027" table:style-name="ce43">
            <text:p><text:s text:c="3"/>11,780,027</text:p>
          </table:table-cell>
          <table:table-cell office:value-type="float" office:value="99.422921526410761" table:style-name="ce42">
            <text:p><text:s text:c="3"/>99.42</text:p>
          </table:table-cell>
          <table:table-cell office:value-type="float" office:value="649" table:style-name="ce41">
            <text:p><text:s text:c="3"/>649.00</text:p>
          </table:table-cell>
          <table:table-cell office:value-type="float" office:value="2.7738971573665676" table:style-name="ce40">
            <text:p><text:s text:c="3"/>2.77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9">
          <table:table-cell office:value-type="string" table:style-name="ce31">
            <text:p>6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675" table:style-name="ce27">
            <text:p><text:s text:c="3"/>147,675</text:p>
          </table:table-cell>
          <table:table-cell office:value-type="float" office:value="8427075" table:style-name="ce29">
            <text:p><text:s text:c="3"/>8,427,075</text:p>
          </table:table-cell>
          <table:table-cell office:value-type="float" office:value="23461562" table:style-name="ce28">
            <text:p><text:s text:c="3"/>23,461,562</text:p>
          </table:table-cell>
          <table:table-cell office:value-type="float" office:value="11704067" table:style-name="ce27">
            <text:p><text:s text:c="3"/>11,704,067</text:p>
          </table:table-cell>
          <table:table-cell office:value-type="float" office:value="11757495" table:style-name="ce27">
            <text:p><text:s text:c="3"/>11,757,495</text:p>
          </table:table-cell>
          <table:table-cell office:value-type="float" office:value="99.55" table:style-name="ce33">
            <text:p><text:s text:c="3"/>99.55</text:p>
          </table:table-cell>
          <table:table-cell office:value-type="float" office:value="648.16" table:style-name="ce33">
            <text:p><text:s text:c="3"/>648.16</text:p>
          </table:table-cell>
          <table:table-cell office:value-type="float" office:value="2.78" table:style-name="ce32">
            <text:p><text:s text:c="3"/>2.78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10">
          <table:table-cell office:value-type="string" table:style-name="ce31">
            <text:p>7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17" table:style-name="ce27">
            <text:p><text:s text:c="3"/>147,517</text:p>
          </table:table-cell>
          <table:table-cell office:value-type="float" office:value="8433668" table:style-name="ce29">
            <text:p><text:s text:c="3"/>8,433,668</text:p>
          </table:table-cell>
          <table:table-cell office:value-type="float" office:value="23461708" table:style-name="ce28">
            <text:p><text:s text:c="3"/>23,461,708</text:p>
          </table:table-cell>
          <table:table-cell office:value-type="float" office:value="11702949" table:style-name="ce27">
            <text:p><text:s text:c="3"/>11,702,949</text:p>
          </table:table-cell>
          <table:table-cell office:value-type="float" office:value="11758759" table:style-name="ce27">
            <text:p><text:s text:c="3"/>11,758,759</text:p>
          </table:table-cell>
          <table:table-cell office:value-type="float" office:value="99.53" table:style-name="ce33">
            <text:p><text:s text:c="3"/>99.53</text:p>
          </table:table-cell>
          <table:table-cell office:value-type="float" office:value="648.16999999999996" table:style-name="ce33">
            <text:p><text:s text:c="3"/>648.17</text:p>
          </table:table-cell>
          <table:table-cell office:value-type="float" office:value="2.78" table:style-name="ce32">
            <text:p><text:s text:c="3"/>2.78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11">
          <table:table-cell office:value-type="string" table:style-name="ce31">
            <text:p>8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5" table:style-name="ce27">
            <text:p><text:s text:c="3"/>147,495</text:p>
          </table:table-cell>
          <table:table-cell office:value-type="float" office:value="8444518" table:style-name="ce29">
            <text:p><text:s text:c="3"/>8,444,518</text:p>
          </table:table-cell>
          <table:table-cell office:value-type="float" office:value="23465003" table:style-name="ce28">
            <text:p><text:s text:c="3"/>23,465,003</text:p>
          </table:table-cell>
          <table:table-cell office:value-type="float" office:value="11703598" table:style-name="ce27">
            <text:p><text:s text:c="3"/>11,703,598</text:p>
          </table:table-cell>
          <table:table-cell office:value-type="float" office:value="11761405" table:style-name="ce27">
            <text:p><text:s text:c="3"/>11,761,405</text:p>
          </table:table-cell>
          <table:table-cell office:value-type="float" office:value="99.51" table:style-name="ce33">
            <text:p><text:s text:c="3"/>99.51</text:p>
          </table:table-cell>
          <table:table-cell office:value-type="float" office:value="648.26" table:style-name="ce33">
            <text:p><text:s text:c="3"/>648.26</text:p>
          </table:table-cell>
          <table:table-cell office:value-type="float" office:value="2.78" table:style-name="ce32">
            <text:p><text:s text:c="3"/>2.78</text:p>
          </table:table-cell>
          <table:table-cell table:number-columns-repeated="3" table:style-name="ce39"/>
          <table:table-cell table:style-name="ce38"/>
          <table:table-cell table:number-columns-repeated="16368" table:style-name="ce37"/>
        </table:table-row>
        <table:table-row table:style-name="ro11">
          <table:table-cell office:value-type="string" table:style-name="ce31">
            <text:p>9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6" table:style-name="ce27">
            <text:p><text:s text:c="3"/>147,496</text:p>
          </table:table-cell>
          <table:table-cell office:value-type="float" office:value="8459688" table:style-name="ce29">
            <text:p><text:s text:c="3"/>8,459,688</text:p>
          </table:table-cell>
          <table:table-cell office:value-type="float" office:value="23468748" table:style-name="ce28">
            <text:p><text:s text:c="3"/>23,468,748</text:p>
          </table:table-cell>
          <table:table-cell office:value-type="float" office:value="11704323" table:style-name="ce27">
            <text:p><text:s text:c="3"/>11,704,323</text:p>
          </table:table-cell>
          <table:table-cell office:value-type="float" office:value="11764425" table:style-name="ce27">
            <text:p><text:s text:c="3"/>11,764,425</text:p>
          </table:table-cell>
          <table:table-cell office:value-type="float" office:value="99.49" table:style-name="ce33">
            <text:p><text:s text:c="3"/>99.49</text:p>
          </table:table-cell>
          <table:table-cell office:value-type="float" office:value="648.36" table:style-name="ce33">
            <text:p><text:s text:c="3"/>648.36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37"/>
        </table:table-row>
        <table:table-row table:style-name="ro11">
          <table:table-cell office:value-type="string" table:style-name="ce31">
            <text:p>10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1" table:style-name="ce27">
            <text:p><text:s text:c="3"/>147,491</text:p>
          </table:table-cell>
          <table:table-cell office:value-type="float" office:value="8461618" table:style-name="ce29">
            <text:p><text:s text:c="3"/>8,461,618</text:p>
          </table:table-cell>
          <table:table-cell office:value-type="float" office:value="23476640" table:style-name="ce28">
            <text:p><text:s text:c="3"/>23,476,640</text:p>
          </table:table-cell>
          <table:table-cell office:value-type="float" office:value="11706976" table:style-name="ce27">
            <text:p><text:s text:c="3"/>11,706,976</text:p>
          </table:table-cell>
          <table:table-cell office:value-type="float" office:value="11769664" table:style-name="ce27">
            <text:p><text:s text:c="3"/>11,769,664</text:p>
          </table:table-cell>
          <table:table-cell office:value-type="float" office:value="99.47" table:style-name="ce33">
            <text:p><text:s text:c="3"/>99.47</text:p>
          </table:table-cell>
          <table:table-cell office:value-type="float" office:value="648.58000000000004" table:style-name="ce33">
            <text:p><text:s text:c="3"/>648.58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1">
            <text:p>11 月</text:p>
          </table:table-cell>
          <table:table-cell office:value-type="float" office:value="36197.051999999996" table:style-name="ce36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7" table:style-name="ce27">
            <text:p><text:s text:c="3"/>147,487</text:p>
          </table:table-cell>
          <table:table-cell office:value-type="float" office:value="8465553" table:style-name="ce29">
            <text:p><text:s text:c="3"/>8,465,553</text:p>
          </table:table-cell>
          <table:table-cell office:value-type="float" office:value="23483793" table:style-name="ce28">
            <text:p><text:s text:c="3"/>23,483,793</text:p>
          </table:table-cell>
          <table:table-cell office:value-type="float" office:value="11709439" table:style-name="ce27">
            <text:p><text:s text:c="3"/>11,709,439</text:p>
          </table:table-cell>
          <table:table-cell office:value-type="float" office:value="11774354" table:style-name="ce27">
            <text:p><text:s text:c="3"/>11,774,354</text:p>
          </table:table-cell>
          <table:table-cell office:value-type="float" office:value="99.45" table:style-name="ce33">
            <text:p><text:s text:c="3"/>99.45</text:p>
          </table:table-cell>
          <table:table-cell office:value-type="float" office:value="648.78" table:style-name="ce33">
            <text:p><text:s text:c="3"/>648.78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3">
          <table:table-cell office:value-type="string" table:style-name="ce31">
            <text:p>12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78" table:style-name="ce27">
            <text:p><text:s text:c="3"/>147,478</text:p>
          </table:table-cell>
          <table:table-cell office:value-type="float" office:value="8468978" table:style-name="ce29">
            <text:p><text:s text:c="3"/>8,468,978</text:p>
          </table:table-cell>
          <table:table-cell office:value-type="float" office:value="23492074" table:style-name="ce28">
            <text:p><text:s text:c="3"/>23,492,074</text:p>
          </table:table-cell>
          <table:table-cell office:value-type="float" office:value="11712047" table:style-name="ce27">
            <text:p><text:s text:c="3"/>11,712,047</text:p>
          </table:table-cell>
          <table:table-cell office:value-type="float" office:value="11780027" table:style-name="ce27">
            <text:p><text:s text:c="3"/>11,780,027</text:p>
          </table:table-cell>
          <table:table-cell office:value-type="float" office:value="99.42" table:style-name="ce33">
            <text:p><text:s text:c="3"/>99.42</text:p>
          </table:table-cell>
          <table:table-cell office:value-type="float" office:value="649" table:style-name="ce35">
            <text:p><text:s text:c="3"/>649.00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0">
          <table:table-cell office:value-type="string" table:style-name="ce34">
            <text:p>105 年</text:p>
          </table:table-cell>
          <table:table-cell table:style-name="ce30"/>
          <table:table-cell table:style-name="ce29"/>
          <table:table-cell table:number-columns-repeated="2" table:style-name="ce27"/>
          <table:table-cell table:style-name="ce29"/>
          <table:table-cell table:style-name="ce28"/>
          <table:table-cell table:number-columns-repeated="2" table:style-name="ce27"/>
          <table:table-cell table:number-columns-repeated="2" table:style-name="ce33"/>
          <table:table-cell table:style-name="ce32"/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1">
            <text:p>1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8" table:style-name="ce27">
            <text:p><text:s text:c="3"/>147,488</text:p>
          </table:table-cell>
          <table:table-cell office:value-type="float" office:value="8471543" table:style-name="ce29">
            <text:p><text:s text:c="3"/>8,471,543</text:p>
          </table:table-cell>
          <table:table-cell office:value-type="float" office:value="23496068" table:style-name="ce28">
            <text:p><text:s text:c="3"/>23,496,068</text:p>
          </table:table-cell>
          <table:table-cell office:value-type="float" office:value="11712764" table:style-name="ce27">
            <text:p><text:s text:c="3"/>11,712,764</text:p>
          </table:table-cell>
          <table:table-cell office:value-type="float" office:value="11783304" table:style-name="ce27">
            <text:p><text:s text:c="3"/>11,783,304</text:p>
          </table:table-cell>
          <table:table-cell office:value-type="float" office:value="99.4" table:style-name="ce21">
            <text:p><text:s text:c="3"/>99.40</text:p>
          </table:table-cell>
          <table:table-cell office:value-type="float" office:value="649.12" table:style-name="ce21">
            <text:p><text:s text:c="3"/>649.1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1">
            <text:p>2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27" table:style-name="ce27">
            <text:p><text:s text:c="3"/>147,527</text:p>
          </table:table-cell>
          <table:table-cell office:value-type="float" office:value="8473964" table:style-name="ce29">
            <text:p><text:s text:c="3"/>8,473,964</text:p>
          </table:table-cell>
          <table:table-cell office:value-type="float" office:value="23496935" table:style-name="ce28">
            <text:p><text:s text:c="3"/>23,496,935</text:p>
          </table:table-cell>
          <table:table-cell office:value-type="float" office:value="11711706" table:style-name="ce27">
            <text:p><text:s text:c="3"/>11,711,706</text:p>
          </table:table-cell>
          <table:table-cell office:value-type="float" office:value="11785229" table:style-name="ce27">
            <text:p><text:s text:c="3"/>11,785,229</text:p>
          </table:table-cell>
          <table:table-cell office:value-type="float" office:value="99.38" table:style-name="ce21">
            <text:p><text:s text:c="3"/>99.38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4">
          <table:table-cell office:value-type="string" table:style-name="ce31">
            <text:p>3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50" table:style-name="ce27">
            <text:p><text:s text:c="3"/>147,550</text:p>
          </table:table-cell>
          <table:table-cell office:value-type="float" office:value="8479633" table:style-name="ce29">
            <text:p><text:s text:c="3"/>8,479,633</text:p>
          </table:table-cell>
          <table:table-cell office:value-type="float" office:value="23496813" table:style-name="ce28">
            <text:p><text:s text:c="3"/>23,496,813</text:p>
          </table:table-cell>
          <table:table-cell office:value-type="float" office:value="11710082" table:style-name="ce27">
            <text:p><text:s text:c="3"/>11,710,082</text:p>
          </table:table-cell>
          <table:table-cell office:value-type="float" office:value="11786731" table:style-name="ce27">
            <text:p><text:s text:c="3"/>11,786,731</text:p>
          </table:table-cell>
          <table:table-cell office:value-type="float" office:value="99.35" table:style-name="ce21">
            <text:p><text:s text:c="3"/>99.35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1">
            <text:p>4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45" table:style-name="ce27">
            <text:p><text:s text:c="3"/>147,545</text:p>
          </table:table-cell>
          <table:table-cell office:value-type="float" office:value="8484626" table:style-name="ce29">
            <text:p><text:s text:c="3"/>8,484,626</text:p>
          </table:table-cell>
          <table:table-cell office:value-type="float" office:value="23499404" table:style-name="ce28">
            <text:p><text:s text:c="3"/>23,499,404</text:p>
          </table:table-cell>
          <table:table-cell office:value-type="float" office:value="11709898" table:style-name="ce27">
            <text:p><text:s text:c="3"/>11,709,898</text:p>
          </table:table-cell>
          <table:table-cell office:value-type="float" office:value="11789506" table:style-name="ce27">
            <text:p><text:s text:c="3"/>11,789,506</text:p>
          </table:table-cell>
          <table:table-cell office:value-type="float" office:value="99.32" table:style-name="ce21">
            <text:p><text:s text:c="3"/>99.32</text:p>
          </table:table-cell>
          <table:table-cell office:value-type="float" office:value="649.21" table:style-name="ce21">
            <text:p><text:s text:c="3"/>649.21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1">
            <text:p>5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48" table:style-name="ce27">
            <text:p><text:s text:c="3"/>147,548</text:p>
          </table:table-cell>
          <table:table-cell office:value-type="float" office:value="8493007" table:style-name="ce29">
            <text:p><text:s text:c="3"/>8,493,007</text:p>
          </table:table-cell>
          <table:table-cell office:value-type="float" office:value="23503349" table:style-name="ce28">
            <text:p><text:s text:c="3"/>23,503,349</text:p>
          </table:table-cell>
          <table:table-cell office:value-type="float" office:value="11710494" table:style-name="ce27">
            <text:p><text:s text:c="3"/>11,710,494</text:p>
          </table:table-cell>
          <table:table-cell office:value-type="float" office:value="11792855" table:style-name="ce27">
            <text:p><text:s text:c="3"/>11,792,855</text:p>
          </table:table-cell>
          <table:table-cell office:value-type="float" office:value="99.3" table:style-name="ce21">
            <text:p><text:s text:c="3"/>99.30</text:p>
          </table:table-cell>
          <table:table-cell office:value-type="float" office:value="649.32000000000005" table:style-name="ce21">
            <text:p><text:s text:c="3"/>649.3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26">
            <text:p>6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51" table:style-name="ce22">
            <text:p><text:s text:c="3"/>7,851</text:p>
          </table:table-cell>
          <table:table-cell office:value-type="float" office:value="147549" table:style-name="ce22">
            <text:p><text:s text:c="3"/>147,549</text:p>
          </table:table-cell>
          <table:table-cell office:value-type="float" office:value="8499758" table:style-name="ce24">
            <text:p><text:s text:c="3"/>8,499,758</text:p>
          </table:table-cell>
          <table:table-cell office:value-type="float" office:value="23508362" table:style-name="ce23">
            <text:p><text:s text:c="3"/>23,508,362</text:p>
          </table:table-cell>
          <table:table-cell office:value-type="float" office:value="11711541" table:style-name="ce22">
            <text:p><text:s text:c="3"/>11,711,541</text:p>
          </table:table-cell>
          <table:table-cell office:value-type="float" office:value="11796821" table:style-name="ce22">
            <text:p><text:s text:c="3"/>11,796,821</text:p>
          </table:table-cell>
          <table:table-cell office:value-type="float" office:value="99.28" table:style-name="ce21">
            <text:p><text:s text:c="3"/>99.28</text:p>
          </table:table-cell>
          <table:table-cell office:value-type="float" office:value="649.45000000000005" table:style-name="ce21">
            <text:p><text:s text:c="3"/>649.45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5">
          <table:table-cell office:value-type="string" table:style-name="ce19">
            <text:p>較上年同月　　増減<text:span text:style-name="T11"><text:s/>(%)</text:span></text:p>
          </table:table-cell>
          <table:table-cell office:value-type="string" table:style-name="ce157">
            <text:p><text:s text:c="5"/>0.00</text:p>
          </table:table-cell>
          <table:table-cell office:value-type="float" office:value="0" table:style-name="ce17">
            <text:p>－</text:p>
          </table:table-cell>
          <table:table-cell office:value-type="float" office:value="0" table:style-name="ce17">
            <text:p>－</text:p>
          </table:table-cell>
          <table:table-cell office:value-type="float" office:value="-0.09" table:style-name="ce18">
            <text:p>－ <text:s text:c="2"/>0.09</text:p>
          </table:table-cell>
          <table:table-cell office:value-type="float" office:value="0.86" table:style-name="ce17">
            <text:p><text:s/>0.86</text:p>
          </table:table-cell>
          <table:table-cell office:value-type="float" office:value="0.2" table:style-name="ce17">
            <text:p><text:s/>0.20</text:p>
          </table:table-cell>
          <table:table-cell office:value-type="float" office:value="0.06" table:style-name="ce17">
            <text:p><text:s/>0.06</text:p>
          </table:table-cell>
          <table:table-cell office:value-type="float" office:value="0.33" table:style-name="ce17">
            <text:p><text:s/>0.33</text:p>
          </table:table-cell>
          <table:table-cell office:value-type="float" office:value="-0.27" table:style-name="ce18">
            <text:p>－ <text:s text:c="2"/>0.27</text:p>
          </table:table-cell>
          <table:table-cell office:value-type="float" office:value="0.2" table:style-name="ce17">
            <text:p><text:s/>0.20</text:p>
          </table:table-cell>
          <table:table-cell office:value-type="float" office:value="-0.36" table:style-name="ce16">
            <text:p>－ <text:s text:c="2"/>0.36</text:p>
          </table:table-cell>
          <table:table-cell table:style-name="ce15"/>
          <table:table-cell table:number-columns-repeated="16371"/>
        </table:table-row>
        <table:table-row table:style-name="ro16">
          <table:table-cell office:value-type="string" table:style-name="ce14">
            <text:p>較本年上月　　増減<text:span text:style-name="T10"><text:s/>(%)<text:s/></text:span>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string" table:style-name="ce156">
            <text:p><text:s text:c="5"/>0.00</text:p>
          </table:table-cell>
          <table:table-cell office:value-type="float" office:value="0.08" table:style-name="ce12">
            <text:p><text:s/>0.08</text:p>
          </table:table-cell>
          <table:table-cell office:value-type="float" office:value="0.02" table:style-name="ce12">
            <text:p><text:s/>0.02</text:p>
          </table:table-cell>
          <table:table-cell office:value-type="float" office:value="0.01" table:style-name="ce12">
            <text:p><text:s/>0.01</text:p>
          </table:table-cell>
          <table:table-cell office:value-type="float" office:value="0.03" table:style-name="ce12">
            <text:p><text:s/>0.03</text:p>
          </table:table-cell>
          <table:table-cell office:value-type="float" office:value="-0.02" table:style-name="ce13">
            <text:p>－ <text:s text:c="2"/>0.02</text:p>
          </table:table-cell>
          <table:table-cell office:value-type="float" office:value="0.02" table:style-name="ce12">
            <text:p><text:s/>0.02</text:p>
          </table:table-cell>
          <table:table-cell office:value-type="float" office:value="0" table:style-name="ce158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土地面積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100"/>
        <table:table-column table:style-name="co3" table:default-cell-style-name="ce100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99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54"/>
          <table:table-cell office:value-type="string" table:style-name="ce155">
            <text:p><text:s text:c="4"/>中 華 民 國 105 年 6 月 底</text:p>
          </table:table-cell>
          <table:table-cell table:number-columns-repeated="4" table:style-name="ce154"/>
          <table:table-cell office:value-type="string" table:style-name="ce94">
            <text:p><text:s text:c="10"/>單位：平方公里；個；戶；人</text:p>
          </table:table-cell>
          <table:table-cell table:style-name="ce154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59">
            <text:p>區<text:span text:style-name="T3"><text:s text:c="2"/></text:span>域<text:span text:style-name="T3"><text:s text:c="2"/></text:span>別</text:p>
          </table:table-cell>
          <table:table-cell office:value-type="string" table:style-name="ce15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52">
            <text:p>鄉鎮</text:p>
          </table:table-cell>
          <table:table-cell office:value-type="string" table:number-columns-spanned="1" table:number-rows-spanned="2" table:style-name="ce160">
            <text:p>村里數</text:p>
          </table:table-cell>
          <table:table-cell office:value-type="string" table:number-columns-spanned="1" table:number-rows-spanned="2" table:style-name="ce160">
            <text:p>鄰<text:span text:style-name="T3"><text:s text:c="2"/></text:span>數</text:p>
          </table:table-cell>
          <table:table-cell office:value-type="string" table:number-columns-spanned="1" table:number-rows-spanned="2" table:style-name="ce160">
            <text:p>戶<text:span text:style-name="T3"><text:s text:c="2"/></text:span>數</text:p>
          </table:table-cell>
          <table:table-cell office:value-type="string" table:number-columns-spanned="3" table:number-rows-spanned="1" table:style-name="ce160">
            <text:p>人　　口　　數</text:p>
          </table:table-cell>
          <table:covered-table-cell table:number-columns-repeated="2"/>
          <table:table-cell office:value-type="string" table:style-name="ce86">
            <text:p>性別比例<text:span text:style-name="T3"><text:s/>(<text:s/></text:span>每百</text:p>
          </table:table-cell>
          <table:table-cell office:value-type="string" table:style-name="ce85">
            <text:p>人口密度 ( 每平</text:p>
          </table:table-cell>
          <table:table-cell office:value-type="string" table:style-name="ce84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51">
            <text:p>( 平方公里 )</text:p>
          </table:table-cell>
          <table:table-cell office:value-type="string" table:style-name="ce150">
            <text:p>市區數</text:p>
          </table:table-cell>
          <table:covered-table-cell/>
          <table:covered-table-cell/>
          <table:covered-table-cell/>
          <table:table-cell office:value-type="string" table:style-name="ce79">
            <text:p>總<text:span text:style-name="T3"><text:s text:c="3"/></text:span>計</text:p>
          </table:table-cell>
          <table:table-cell office:value-type="string" table:style-name="ce79">
            <text:p>男</text:p>
          </table:table-cell>
          <table:table-cell office:value-type="string" table:style-name="ce78">
            <text:p>女</text:p>
          </table:table-cell>
          <table:table-cell office:value-type="string" table:style-name="ce77">
            <text:p>女子所當男子數<text:span text:style-name="T3"><text:s/>)</text:span></text:p>
          </table:table-cell>
          <table:table-cell office:value-type="string" table:style-name="ce76">
            <text:p>方公里人口數 )</text:p>
          </table:table-cell>
          <table:table-cell office:value-type="string" table:style-name="ce149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4">
            <text:p>總 <text:s text:c="4"/>計</text:p>
          </table:table-cell>
          <table:table-cell office:value-type="float" office:value="36197.066899999998" table:style-name="ce148">
            <text:p><text:s text:c="3"/>36,197.0669</text:p>
          </table:table-cell>
          <table:table-cell office:value-type="float" office:value="368" table:style-name="ce147">
            <text:p><text:s text:c="3"/>368</text:p>
          </table:table-cell>
          <table:table-cell office:value-type="float" office:value="7851" table:style-name="ce147">
            <text:p><text:s text:c="3"/>7,851</text:p>
          </table:table-cell>
          <table:table-cell office:value-type="float" office:value="147549" table:style-name="ce147">
            <text:p><text:s text:c="3"/>147,549</text:p>
          </table:table-cell>
          <table:table-cell office:value-type="float" office:value="8499758" table:style-name="ce147">
            <text:p><text:s text:c="3"/>8,499,758</text:p>
          </table:table-cell>
          <table:table-cell office:value-type="float" office:value="23508362" table:style-name="ce67">
            <text:p><text:s text:c="3"/>23,508,362</text:p>
          </table:table-cell>
          <table:table-cell office:value-type="float" office:value="11711541" table:style-name="ce147">
            <text:p><text:s text:c="3"/>11,711,541</text:p>
          </table:table-cell>
          <table:table-cell office:value-type="float" office:value="11796821" table:style-name="ce147">
            <text:p><text:s text:c="3"/>11,796,821</text:p>
          </table:table-cell>
          <table:table-cell office:value-type="float" office:value="99.28" table:style-name="ce64">
            <text:p><text:s text:c="3"/>99.28</text:p>
          </table:table-cell>
          <table:table-cell office:value-type="float" office:value="649.45000000000005" table:style-name="ce64">
            <text:p><text:s text:c="3"/>649.45</text:p>
          </table:table-cell>
          <table:table-cell office:value-type="float" office:value="2.77" table:style-name="ce64">
            <text:p><text:s text:c="3"/>2.77</text:p>
          </table:table-cell>
          <table:table-cell table:style-name="ce102"/>
          <table:table-cell table:style-name="ce137"/>
          <table:table-cell table:style-name="ce145"/>
          <table:table-cell table:style-name="ce144"/>
          <table:table-cell table:style-name="ce102"/>
          <table:table-cell table:number-columns-repeated="16367"/>
        </table:table-row>
        <table:table-row table:style-name="ro20">
          <table:table-cell office:value-type="string" table:style-name="ce134">
            <text:p>新北市</text:p>
          </table:table-cell>
          <table:table-cell office:value-type="float" office:value="2052.5666999999999" table:style-name="ce142">
            <text:p><text:s text:c="3"/>2,052.566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1032" table:style-name="ce139">
            <text:p><text:s text:c="3"/>1,032</text:p>
          </table:table-cell>
          <table:table-cell office:value-type="float" office:value="22097" table:style-name="ce139">
            <text:p><text:s text:c="3"/>22,097</text:p>
          </table:table-cell>
          <table:table-cell office:value-type="float" office:value="1515318" table:style-name="ce139">
            <text:p><text:s text:c="3"/>1,515,318</text:p>
          </table:table-cell>
          <table:table-cell office:value-type="float" office:value="3972204" table:style-name="ce67">
            <text:p><text:s text:c="3"/>3,972,204</text:p>
          </table:table-cell>
          <table:table-cell office:value-type="float" office:value="1950470" table:style-name="ce139">
            <text:p><text:s text:c="3"/>1,950,470</text:p>
          </table:table-cell>
          <table:table-cell office:value-type="float" office:value="2021734" table:style-name="ce139">
            <text:p><text:s text:c="3"/>2,021,734</text:p>
          </table:table-cell>
          <table:table-cell office:value-type="float" office:value="96.48" table:style-name="ce64">
            <text:p><text:s text:c="3"/>96.48</text:p>
          </table:table-cell>
          <table:table-cell office:value-type="float" office:value="1935.2374760829941" table:style-name="ce64">
            <text:p><text:s text:c="3"/>1,935.24</text:p>
          </table:table-cell>
          <table:table-cell office:value-type="float" office:value="2.62" table:style-name="ce64">
            <text:p><text:s text:c="3"/>2.62</text:p>
          </table:table-cell>
          <table:table-cell table:style-name="ce102"/>
          <table:table-cell table:style-name="ce146"/>
          <table:table-cell table:style-name="ce145"/>
          <table:table-cell table:style-name="ce144"/>
          <table:table-cell table:style-name="ce102"/>
          <table:table-cell table:number-columns-repeated="16367"/>
        </table:table-row>
        <table:table-row table:style-name="ro20">
          <table:table-cell office:value-type="string" table:style-name="ce143">
            <text:p>臺北市</text:p>
          </table:table-cell>
          <table:table-cell office:value-type="float" office:value="271.79969999999997" table:style-name="ce142">
            <text:p><text:s text:c="3"/>271.7997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456" table:style-name="ce139">
            <text:p><text:s text:c="3"/>456</text:p>
          </table:table-cell>
          <table:table-cell office:value-type="float" office:value="9556" table:style-name="ce139">
            <text:p><text:s text:c="3"/>9,556</text:p>
          </table:table-cell>
          <table:table-cell office:value-type="float" office:value="1045175" table:style-name="ce139">
            <text:p><text:s text:c="3"/>1,045,175</text:p>
          </table:table-cell>
          <table:table-cell office:value-type="float" office:value="2702925" table:style-name="ce67">
            <text:p><text:s text:c="3"/>2,702,925</text:p>
          </table:table-cell>
          <table:table-cell office:value-type="float" office:value="1293639" table:style-name="ce139">
            <text:p><text:s text:c="3"/>1,293,639</text:p>
          </table:table-cell>
          <table:table-cell office:value-type="float" office:value="1409286" table:style-name="ce139">
            <text:p><text:s text:c="3"/>1,409,286</text:p>
          </table:table-cell>
          <table:table-cell office:value-type="float" office:value="91.79" table:style-name="ce64">
            <text:p><text:s text:c="3"/>91.79</text:p>
          </table:table-cell>
          <table:table-cell office:value-type="float" office:value="9944.5474001626935" table:style-name="ce64">
            <text:p><text:s text:c="3"/>9,944.55</text:p>
          </table:table-cell>
          <table:table-cell office:value-type="float" office:value="2.59" table:style-name="ce64">
            <text:p><text:s text:c="3"/>2.59</text:p>
          </table:table-cell>
          <table:table-cell table:style-name="ce102"/>
          <table:table-cell table:style-name="ce137"/>
          <table:table-cell table:style-name="ce119"/>
          <table:table-cell table:style-name="ce135"/>
          <table:table-cell table:style-name="ce102"/>
          <table:table-cell table:number-columns-repeated="16367"/>
        </table:table-row>
        <table:table-row table:style-name="ro20">
          <table:table-cell office:value-type="string" table:style-name="ce134">
            <text:p>桃園市</text:p>
          </table:table-cell>
          <table:table-cell office:value-type="float" office:value="1220.954" table:style-name="ce133">
            <text:p><text:s text:c="3"/>1,220.9540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495" table:style-name="ce139">
            <text:p><text:s text:c="3"/>495</text:p>
          </table:table-cell>
          <table:table-cell office:value-type="float" office:value="11497" table:style-name="ce139">
            <text:p><text:s text:c="3"/>11,497</text:p>
          </table:table-cell>
          <table:table-cell office:value-type="float" office:value="757890" table:style-name="ce139">
            <text:p><text:s text:c="3"/>757,890</text:p>
          </table:table-cell>
          <table:table-cell office:value-type="float" office:value="2124339" table:style-name="ce67">
            <text:p><text:s text:c="3"/>2,124,339</text:p>
          </table:table-cell>
          <table:table-cell office:value-type="float" office:value="1061023" table:style-name="ce139">
            <text:p><text:s text:c="3"/>1,061,023</text:p>
          </table:table-cell>
          <table:table-cell office:value-type="float" office:value="1063316" table:style-name="ce139">
            <text:p><text:s text:c="3"/>1,063,316</text:p>
          </table:table-cell>
          <table:table-cell office:value-type="float" office:value="99.78" table:style-name="ce64">
            <text:p><text:s text:c="3"/>99.78</text:p>
          </table:table-cell>
          <table:table-cell office:value-type="float" office:value="1739.9009299285642" table:style-name="ce64">
            <text:p><text:s text:c="3"/>1,739.90</text:p>
          </table:table-cell>
          <table:table-cell office:value-type="float" office:value="2.8" table:style-name="ce64">
            <text:p><text:s text:c="3"/>2.80</text:p>
          </table:table-cell>
          <table:table-cell table:style-name="ce102"/>
          <table:table-cell table:style-name="ce137"/>
          <table:table-cell table:style-name="ce119"/>
          <table:table-cell table:style-name="ce135"/>
          <table:table-cell table:style-name="ce102"/>
          <table:table-cell table:number-columns-repeated="16367"/>
        </table:table-row>
        <table:table-row table:style-name="ro21">
          <table:table-cell office:value-type="string" table:style-name="ce134">
            <text:p>臺中市</text:p>
          </table:table-cell>
          <table:table-cell office:value-type="float" office:value="2214.8968" table:style-name="ce140">
            <text:p><text:s text:c="3"/>2,214.896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625" table:style-name="ce139">
            <text:p><text:s text:c="3"/>625</text:p>
          </table:table-cell>
          <table:table-cell office:value-type="float" office:value="12936" table:style-name="ce139">
            <text:p><text:s text:c="3"/>12,936</text:p>
          </table:table-cell>
          <table:table-cell office:value-type="float" office:value="933760" table:style-name="ce139">
            <text:p><text:s text:c="3"/>933,760</text:p>
          </table:table-cell>
          <table:table-cell office:value-type="float" office:value="2754191" table:style-name="ce67">
            <text:p><text:s text:c="3"/>2,754,191</text:p>
          </table:table-cell>
          <table:table-cell office:value-type="float" office:value="1360893" table:style-name="ce139">
            <text:p><text:s text:c="3"/>1,360,893</text:p>
          </table:table-cell>
          <table:table-cell office:value-type="float" office:value="1393298" table:style-name="ce139">
            <text:p><text:s text:c="3"/>1,393,298</text:p>
          </table:table-cell>
          <table:table-cell office:value-type="float" office:value="97.67" table:style-name="ce64">
            <text:p><text:s text:c="3"/>97.67</text:p>
          </table:table-cell>
          <table:table-cell office:value-type="float" office:value="1243.4850237717621" table:style-name="ce64">
            <text:p><text:s text:c="3"/>1,243.49</text:p>
          </table:table-cell>
          <table:table-cell office:value-type="float" office:value="2.95" table:style-name="ce64">
            <text:p><text:s text:c="3"/>2.95</text:p>
          </table:table-cell>
          <table:table-cell table:style-name="ce102"/>
          <table:table-cell table:style-name="ce137"/>
          <table:table-cell table:style-name="ce119"/>
          <table:table-cell table:style-name="ce135"/>
          <table:table-cell table:style-name="ce102"/>
          <table:table-cell table:number-columns-repeated="16367"/>
        </table:table-row>
        <table:table-row table:style-name="ro20">
          <table:table-cell office:value-type="string" table:style-name="ce134">
            <text:p>臺南市</text:p>
          </table:table-cell>
          <table:table-cell office:value-type="float" office:value="2191.6531" table:style-name="ce140">
            <text:p><text:s text:c="3"/>2,191.653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752" table:style-name="ce139">
            <text:p><text:s text:c="3"/>752</text:p>
          </table:table-cell>
          <table:table-cell office:value-type="float" office:value="14634" table:style-name="ce139">
            <text:p><text:s text:c="3"/>14,634</text:p>
          </table:table-cell>
          <table:table-cell office:value-type="float" office:value="674233" table:style-name="ce139">
            <text:p><text:s text:c="3"/>674,233</text:p>
          </table:table-cell>
          <table:table-cell office:value-type="float" office:value="1885388" table:style-name="ce67">
            <text:p><text:s text:c="3"/>1,885,388</text:p>
          </table:table-cell>
          <table:table-cell office:value-type="float" office:value="943349" table:style-name="ce139">
            <text:p><text:s text:c="3"/>943,349</text:p>
          </table:table-cell>
          <table:table-cell office:value-type="float" office:value="942039" table:style-name="ce139">
            <text:p><text:s text:c="3"/>942,039</text:p>
          </table:table-cell>
          <table:table-cell office:value-type="float" office:value="100.14" table:style-name="ce64">
            <text:p><text:s text:c="3"/>100.14</text:p>
          </table:table-cell>
          <table:table-cell office:value-type="float" office:value="860.25840494556371" table:style-name="ce64">
            <text:p><text:s text:c="3"/>860.26</text:p>
          </table:table-cell>
          <table:table-cell office:value-type="float" office:value="2.8" table:style-name="ce64">
            <text:p><text:s text:c="3"/>2.80</text:p>
          </table:table-cell>
          <table:table-cell table:style-name="ce102"/>
          <table:table-cell table:style-name="ce137"/>
          <table:table-cell table:style-name="ce136"/>
          <table:table-cell table:style-name="ce135"/>
          <table:table-cell table:style-name="ce102"/>
          <table:table-cell table:number-columns-repeated="16367"/>
        </table:table-row>
        <table:table-row table:style-name="ro22">
          <table:table-cell office:value-type="string" table:style-name="ce134">
            <text:p>高雄市</text:p>
          </table:table-cell>
          <table:table-cell office:value-type="float" office:value="2951.8524000000002" table:style-name="ce140">
            <text:p><text:s text:c="3"/>2,951.8524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891" table:style-name="ce139">
            <text:p><text:s text:c="3"/>891</text:p>
          </table:table-cell>
          <table:table-cell office:value-type="float" office:value="17314" table:style-name="ce139">
            <text:p><text:s text:c="3"/>17,314</text:p>
          </table:table-cell>
          <table:table-cell office:value-type="float" office:value="1076120" table:style-name="ce139">
            <text:p><text:s text:c="3"/>1,076,120</text:p>
          </table:table-cell>
          <table:table-cell office:value-type="float" office:value="2778092" table:style-name="ce67">
            <text:p><text:s text:c="3"/>2,778,092</text:p>
          </table:table-cell>
          <table:table-cell office:value-type="float" office:value="1379503" table:style-name="ce139">
            <text:p><text:s text:c="3"/>1,379,503</text:p>
          </table:table-cell>
          <table:table-cell office:value-type="float" office:value="1398589" table:style-name="ce139">
            <text:p><text:s text:c="3"/>1,398,589</text:p>
          </table:table-cell>
          <table:table-cell office:value-type="float" office:value="98.64" table:style-name="ce64">
            <text:p><text:s text:c="3"/>98.64</text:p>
          </table:table-cell>
          <table:table-cell office:value-type="float" office:value="941.1351326373906" table:style-name="ce64">
            <text:p><text:s text:c="3"/>941.14</text:p>
          </table:table-cell>
          <table:table-cell office:value-type="float" office:value="2.58" table:style-name="ce64">
            <text:p><text:s text:c="3"/>2.58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21">
          <table:table-cell office:value-type="string" table:style-name="ce134">
            <text:p>臺灣省</text:p>
          </table:table-cell>
          <table:table-cell office:value-type="float" office:value="25110.003700000001" table:style-name="ce133">
            <text:p><text:s text:c="3"/>25,110.0037</text:p>
          </table:table-cell>
          <table:table-cell office:value-type="float" office:value="200" table:style-name="ce138">
            <text:p><text:s text:c="3"/>200</text:p>
          </table:table-cell>
          <table:table-cell office:value-type="float" office:value="3541" table:style-name="ce138">
            <text:p><text:s text:c="3"/>3,541</text:p>
          </table:table-cell>
          <table:table-cell office:value-type="float" office:value="58612" table:style-name="ce138">
            <text:p><text:s text:c="3"/>58,612</text:p>
          </table:table-cell>
          <table:table-cell office:value-type="float" office:value="2455727" table:style-name="ce138">
            <text:p><text:s text:c="3"/>2,455,727</text:p>
          </table:table-cell>
          <table:table-cell office:value-type="float" office:value="7145502" table:style-name="ce138">
            <text:p><text:s text:c="3"/>7,145,502</text:p>
          </table:table-cell>
          <table:table-cell office:value-type="float" office:value="3648769" table:style-name="ce138">
            <text:p><text:s text:c="3"/>3,648,769</text:p>
          </table:table-cell>
          <table:table-cell office:value-type="float" office:value="3496733" table:style-name="ce138">
            <text:p><text:s text:c="3"/>3,496,733</text:p>
          </table:table-cell>
          <table:table-cell office:value-type="float" office:value="104.35" table:style-name="ce64">
            <text:p><text:s text:c="3"/>104.35</text:p>
          </table:table-cell>
          <table:table-cell office:value-type="float" office:value="284.56793895255379" table:style-name="ce64">
            <text:p><text:s text:c="3"/>284.57</text:p>
          </table:table-cell>
          <table:table-cell office:value-type="float" office:value="2.91" table:style-name="ce64">
            <text:p><text:s text:c="3"/>2.91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20">
          <table:table-cell office:value-type="string" table:style-name="ce127">
            <text:p>宜蘭縣</text:p>
          </table:table-cell>
          <table:table-cell office:value-type="float" office:value="2143.6251000000002" table:style-name="ce126">
            <text:p><text:s text:c="3"/>2,143.625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33" table:style-name="ce123">
            <text:p><text:s text:c="3"/>233</text:p>
          </table:table-cell>
          <table:table-cell office:value-type="float" office:value="3658" table:style-name="ce123">
            <text:p><text:s text:c="3"/>3,658</text:p>
          </table:table-cell>
          <table:table-cell office:value-type="float" office:value="165698" table:style-name="ce123">
            <text:p><text:s text:c="3"/>165,698</text:p>
          </table:table-cell>
          <table:table-cell office:value-type="float" office:value="457808" table:style-name="ce124">
            <text:p><text:s text:c="3"/>457,808</text:p>
          </table:table-cell>
          <table:table-cell office:value-type="float" office:value="231992" table:style-name="ce123">
            <text:p><text:s text:c="3"/>231,992</text:p>
          </table:table-cell>
          <table:table-cell office:value-type="float" office:value="225816" table:style-name="ce123">
            <text:p><text:s text:c="3"/>225,816</text:p>
          </table:table-cell>
          <table:table-cell office:value-type="float" office:value="102.73" table:style-name="ce21">
            <text:p><text:s text:c="3"/>102.73</text:p>
          </table:table-cell>
          <table:table-cell office:value-type="float" office:value="213.5671951219455" table:style-name="ce21">
            <text:p><text:s text:c="3"/>213.57</text:p>
          </table:table-cell>
          <table:table-cell office:value-type="float" office:value="2.76" table:style-name="ce21">
            <text:p><text:s text:c="3"/>2.76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5">
          <table:table-cell office:value-type="string" table:style-name="ce127">
            <text:p>新竹縣</text:p>
          </table:table-cell>
          <table:table-cell office:value-type="float" office:value="1427.5369000000001" table:style-name="ce126">
            <text:p><text:s text:c="3"/>1,427.536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91" table:style-name="ce123">
            <text:p><text:s text:c="3"/>191</text:p>
          </table:table-cell>
          <table:table-cell office:value-type="float" office:value="3196" table:style-name="ce123">
            <text:p><text:s text:c="3"/>3,196</text:p>
          </table:table-cell>
          <table:table-cell office:value-type="float" office:value="185128" table:style-name="ce123">
            <text:p><text:s text:c="3"/>185,128</text:p>
          </table:table-cell>
          <table:table-cell office:value-type="float" office:value="544624" table:style-name="ce124">
            <text:p><text:s text:c="3"/>544,624</text:p>
          </table:table-cell>
          <table:table-cell office:value-type="float" office:value="278667" table:style-name="ce123">
            <text:p><text:s text:c="3"/>278,667</text:p>
          </table:table-cell>
          <table:table-cell office:value-type="float" office:value="265957" table:style-name="ce123">
            <text:p><text:s text:c="3"/>265,957</text:p>
          </table:table-cell>
          <table:table-cell office:value-type="float" office:value="104.78" table:style-name="ce21">
            <text:p><text:s text:c="3"/>104.78</text:p>
          </table:table-cell>
          <table:table-cell office:value-type="float" office:value="381.51308032738064" table:style-name="ce21">
            <text:p><text:s text:c="3"/>381.51</text:p>
          </table:table-cell>
          <table:table-cell office:value-type="float" office:value="2.94" table:style-name="ce21">
            <text:p><text:s text:c="3"/>2.94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5">
          <table:table-cell office:value-type="string" table:style-name="ce127">
            <text:p>苗栗縣</text:p>
          </table:table-cell>
          <table:table-cell office:value-type="float" office:value="1820.3149000000001" table:style-name="ce126">
            <text:p><text:s text:c="3"/>1,820.3149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274" table:style-name="ce123">
            <text:p><text:s text:c="3"/>274</text:p>
          </table:table-cell>
          <table:table-cell office:value-type="float" office:value="4653" table:style-name="ce123">
            <text:p><text:s text:c="3"/>4,653</text:p>
          </table:table-cell>
          <table:table-cell office:value-type="float" office:value="184739" table:style-name="ce123">
            <text:p><text:s text:c="3"/>184,739</text:p>
          </table:table-cell>
          <table:table-cell office:value-type="float" office:value="561495" table:style-name="ce124">
            <text:p><text:s text:c="3"/>561,495</text:p>
          </table:table-cell>
          <table:table-cell office:value-type="float" office:value="289526" table:style-name="ce123">
            <text:p><text:s text:c="3"/>289,526</text:p>
          </table:table-cell>
          <table:table-cell office:value-type="float" office:value="271969" table:style-name="ce123">
            <text:p><text:s text:c="3"/>271,969</text:p>
          </table:table-cell>
          <table:table-cell office:value-type="float" office:value="106.46" table:style-name="ce21">
            <text:p><text:s text:c="3"/>106.46</text:p>
          </table:table-cell>
          <table:table-cell office:value-type="float" office:value="308.46036584109703" table:style-name="ce21">
            <text:p><text:s text:c="3"/>308.46</text:p>
          </table:table-cell>
          <table:table-cell office:value-type="float" office:value="3.04" table:style-name="ce21">
            <text:p><text:s text:c="3"/>3.04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5">
          <table:table-cell office:value-type="string" table:style-name="ce127">
            <text:p>彰化縣</text:p>
          </table:table-cell>
          <table:table-cell office:value-type="float" office:value="1074.396" table:style-name="ce126">
            <text:p><text:s text:c="3"/>1,074.3960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589" table:style-name="ce123">
            <text:p><text:s text:c="3"/>589</text:p>
          </table:table-cell>
          <table:table-cell office:value-type="float" office:value="9141" table:style-name="ce123">
            <text:p><text:s text:c="3"/>9,141</text:p>
          </table:table-cell>
          <table:table-cell office:value-type="float" office:value="383007" table:style-name="ce123">
            <text:p><text:s text:c="3"/>383,007</text:p>
          </table:table-cell>
          <table:table-cell office:value-type="float" office:value="1288803" table:style-name="ce124">
            <text:p><text:s text:c="3"/>1,288,803</text:p>
          </table:table-cell>
          <table:table-cell office:value-type="float" office:value="657777" table:style-name="ce123">
            <text:p><text:s text:c="3"/>657,777</text:p>
          </table:table-cell>
          <table:table-cell office:value-type="float" office:value="631026" table:style-name="ce123">
            <text:p><text:s text:c="3"/>631,026</text:p>
          </table:table-cell>
          <table:table-cell office:value-type="float" office:value="104.24" table:style-name="ce21">
            <text:p><text:s text:c="3"/>104.24</text:p>
          </table:table-cell>
          <table:table-cell office:value-type="float" office:value="1199.5604972468252" table:style-name="ce21">
            <text:p><text:s text:c="3"/>1,199.56</text:p>
          </table:table-cell>
          <table:table-cell office:value-type="float" office:value="3.36" table:style-name="ce21">
            <text:p><text:s text:c="3"/>3.36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/>
        </table:table-row>
        <table:table-row table:style-name="ro23">
          <table:table-cell office:value-type="string" table:style-name="ce127">
            <text:p>南投縣</text:p>
          </table:table-cell>
          <table:table-cell office:value-type="float" office:value="4106.4359999999997" table:style-name="ce126">
            <text:p><text:s text:c="3"/>4,106.4360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62" table:style-name="ce123">
            <text:p><text:s text:c="3"/>262</text:p>
          </table:table-cell>
          <table:table-cell office:value-type="float" office:value="4270" table:style-name="ce123">
            <text:p><text:s text:c="3"/>4,270</text:p>
          </table:table-cell>
          <table:table-cell office:value-type="float" office:value="177089" table:style-name="ce123">
            <text:p><text:s text:c="3"/>177,089</text:p>
          </table:table-cell>
          <table:table-cell office:value-type="float" office:value="507210" table:style-name="ce124">
            <text:p><text:s text:c="3"/>507,210</text:p>
          </table:table-cell>
          <table:table-cell office:value-type="float" office:value="260101" table:style-name="ce123">
            <text:p><text:s text:c="3"/>260,101</text:p>
          </table:table-cell>
          <table:table-cell office:value-type="float" office:value="247109" table:style-name="ce123">
            <text:p><text:s text:c="3"/>247,109</text:p>
          </table:table-cell>
          <table:table-cell office:value-type="float" office:value="105.26" table:style-name="ce21">
            <text:p><text:s text:c="3"/>105.26</text:p>
          </table:table-cell>
          <table:table-cell office:value-type="float" office:value="123.51586631327021" table:style-name="ce21">
            <text:p><text:s text:c="3"/>123.52</text:p>
          </table:table-cell>
          <table:table-cell office:value-type="float" office:value="2.86" table:style-name="ce21">
            <text:p><text:s text:c="3"/>2.86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5">
          <table:table-cell office:value-type="string" table:style-name="ce127">
            <text:p>雲林縣</text:p>
          </table:table-cell>
          <table:table-cell office:value-type="float" office:value="1290.8326" table:style-name="ce126">
            <text:p><text:s text:c="3"/>1,290.8326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388" table:style-name="ce123">
            <text:p><text:s text:c="3"/>388</text:p>
          </table:table-cell>
          <table:table-cell office:value-type="float" office:value="6404" table:style-name="ce123">
            <text:p><text:s text:c="3"/>6,404</text:p>
          </table:table-cell>
          <table:table-cell office:value-type="float" office:value="238767" table:style-name="ce123">
            <text:p><text:s text:c="3"/>238,767</text:p>
          </table:table-cell>
          <table:table-cell office:value-type="float" office:value="697105" table:style-name="ce124">
            <text:p><text:s text:c="3"/>697,105</text:p>
          </table:table-cell>
          <table:table-cell office:value-type="float" office:value="362343" table:style-name="ce123">
            <text:p><text:s text:c="3"/>362,343</text:p>
          </table:table-cell>
          <table:table-cell office:value-type="float" office:value="334762" table:style-name="ce123">
            <text:p><text:s text:c="3"/>334,762</text:p>
          </table:table-cell>
          <table:table-cell office:value-type="float" office:value="108.24" table:style-name="ce21">
            <text:p><text:s text:c="3"/>108.24</text:p>
          </table:table-cell>
          <table:table-cell office:value-type="float" office:value="540.04291493722735" table:style-name="ce21">
            <text:p><text:s text:c="3"/>540.04</text:p>
          </table:table-cell>
          <table:table-cell office:value-type="float" office:value="2.92" table:style-name="ce21">
            <text:p><text:s text:c="3"/>2.92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5">
          <table:table-cell office:value-type="string" table:style-name="ce127">
            <text:p>嘉義縣</text:p>
          </table:table-cell>
          <table:table-cell office:value-type="float" office:value="1903.6367" table:style-name="ce126">
            <text:p><text:s text:c="3"/>1,903.6367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357" table:style-name="ce123">
            <text:p><text:s text:c="3"/>357</text:p>
          </table:table-cell>
          <table:table-cell office:value-type="float" office:value="5324" table:style-name="ce123">
            <text:p><text:s text:c="3"/>5,324</text:p>
          </table:table-cell>
          <table:table-cell office:value-type="float" office:value="182132" table:style-name="ce123">
            <text:p><text:s text:c="3"/>182,132</text:p>
          </table:table-cell>
          <table:table-cell office:value-type="float" office:value="517339" table:style-name="ce124">
            <text:p><text:s text:c="3"/>517,339</text:p>
          </table:table-cell>
          <table:table-cell office:value-type="float" office:value="269265" table:style-name="ce123">
            <text:p><text:s text:c="3"/>269,265</text:p>
          </table:table-cell>
          <table:table-cell office:value-type="float" office:value="248074" table:style-name="ce123">
            <text:p><text:s text:c="3"/>248,074</text:p>
          </table:table-cell>
          <table:table-cell office:value-type="float" office:value="108.54" table:style-name="ce21">
            <text:p><text:s text:c="3"/>108.54</text:p>
          </table:table-cell>
          <table:table-cell office:value-type="float" office:value="271.76351454035319" table:style-name="ce21">
            <text:p><text:s text:c="3"/>271.76</text:p>
          </table:table-cell>
          <table:table-cell office:value-type="float" office:value="2.84" table:style-name="ce21">
            <text:p><text:s text:c="3"/>2.84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5">
          <table:table-cell office:value-type="string" table:style-name="ce127">
            <text:p>屏東縣</text:p>
          </table:table-cell>
          <table:table-cell office:value-type="float" office:value="2775.6003000000001" table:style-name="ce126">
            <text:p><text:s text:c="3"/>2,775.6003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464" table:style-name="ce123">
            <text:p><text:s text:c="3"/>464</text:p>
          </table:table-cell>
          <table:table-cell office:value-type="float" office:value="7417" table:style-name="ce123">
            <text:p><text:s text:c="3"/>7,417</text:p>
          </table:table-cell>
          <table:table-cell office:value-type="float" office:value="285022" table:style-name="ce123">
            <text:p><text:s text:c="3"/>285,022</text:p>
          </table:table-cell>
          <table:table-cell office:value-type="float" office:value="838584" table:style-name="ce124">
            <text:p><text:s text:c="3"/>838,584</text:p>
          </table:table-cell>
          <table:table-cell office:value-type="float" office:value="429362" table:style-name="ce123">
            <text:p><text:s text:c="3"/>429,362</text:p>
          </table:table-cell>
          <table:table-cell office:value-type="float" office:value="409222" table:style-name="ce123">
            <text:p><text:s text:c="3"/>409,222</text:p>
          </table:table-cell>
          <table:table-cell office:value-type="float" office:value="104.92" table:style-name="ce21">
            <text:p><text:s text:c="3"/>104.92</text:p>
          </table:table-cell>
          <table:table-cell office:value-type="float" office:value="302.12707499707358" table:style-name="ce21">
            <text:p><text:s text:c="3"/>302.13</text:p>
          </table:table-cell>
          <table:table-cell office:value-type="float" office:value="2.94" table:style-name="ce21">
            <text:p><text:s text:c="3"/>2.94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3">
          <table:table-cell office:value-type="string" table:style-name="ce127">
            <text:p>臺東縣</text:p>
          </table:table-cell>
          <table:table-cell office:value-type="float" office:value="3515.2525999999998" table:style-name="ce126">
            <text:p><text:s text:c="3"/>3,515.252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47" table:style-name="ce123">
            <text:p><text:s text:c="3"/>147</text:p>
          </table:table-cell>
          <table:table-cell office:value-type="float" office:value="2684" table:style-name="ce123">
            <text:p><text:s text:c="3"/>2,684</text:p>
          </table:table-cell>
          <table:table-cell office:value-type="float" office:value="82460" table:style-name="ce123">
            <text:p><text:s text:c="3"/>82,460</text:p>
          </table:table-cell>
          <table:table-cell office:value-type="float" office:value="221504" table:style-name="ce124">
            <text:p><text:s text:c="3"/>221,504</text:p>
          </table:table-cell>
          <table:table-cell office:value-type="float" office:value="114637" table:style-name="ce123">
            <text:p><text:s text:c="3"/>114,637</text:p>
          </table:table-cell>
          <table:table-cell office:value-type="float" office:value="106867" table:style-name="ce123">
            <text:p><text:s text:c="3"/>106,867</text:p>
          </table:table-cell>
          <table:table-cell office:value-type="float" office:value="107.27" table:style-name="ce21">
            <text:p><text:s text:c="3"/>107.27</text:p>
          </table:table-cell>
          <table:table-cell office:value-type="float" office:value="63.012256928563261" table:style-name="ce21">
            <text:p><text:s text:c="3"/>63.01</text:p>
          </table:table-cell>
          <table:table-cell office:value-type="float" office:value="2.69" table:style-name="ce21">
            <text:p><text:s text:c="3"/>2.69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花蓮縣</text:p>
          </table:table-cell>
          <table:table-cell office:value-type="float" office:value="4628.5713999999998" table:style-name="ce126">
            <text:p><text:s text:c="3"/>4,628.571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77" table:style-name="ce123">
            <text:p><text:s text:c="3"/>177</text:p>
          </table:table-cell>
          <table:table-cell office:value-type="float" office:value="3591" table:style-name="ce123">
            <text:p><text:s text:c="3"/>3,591</text:p>
          </table:table-cell>
          <table:table-cell office:value-type="float" office:value="125005" table:style-name="ce123">
            <text:p><text:s text:c="3"/>125,005</text:p>
          </table:table-cell>
          <table:table-cell office:value-type="float" office:value="331372" table:style-name="ce124">
            <text:p><text:s text:c="3"/>331,372</text:p>
          </table:table-cell>
          <table:table-cell office:value-type="float" office:value="168800" table:style-name="ce123">
            <text:p><text:s text:c="3"/>168,800</text:p>
          </table:table-cell>
          <table:table-cell office:value-type="float" office:value="162572" table:style-name="ce123">
            <text:p><text:s text:c="3"/>162,572</text:p>
          </table:table-cell>
          <table:table-cell office:value-type="float" office:value="103.83" table:style-name="ce21">
            <text:p><text:s text:c="3"/>103.83</text:p>
          </table:table-cell>
          <table:table-cell office:value-type="float" office:value="71.59271649131307" table:style-name="ce21">
            <text:p><text:s text:c="3"/>71.59</text:p>
          </table:table-cell>
          <table:table-cell office:value-type="float" office:value="2.65" table:style-name="ce21">
            <text:p><text:s text:c="3"/>2.65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澎湖縣</text:p>
          </table:table-cell>
          <table:table-cell office:value-type="float" office:value="126.86409999999999" table:style-name="ce126">
            <text:p><text:s text:c="3"/>126.864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96" table:style-name="ce123">
            <text:p><text:s text:c="3"/>96</text:p>
          </table:table-cell>
          <table:table-cell office:value-type="float" office:value="1391" table:style-name="ce123">
            <text:p><text:s text:c="3"/>1,391</text:p>
          </table:table-cell>
          <table:table-cell office:value-type="float" office:value="38571" table:style-name="ce123">
            <text:p><text:s text:c="3"/>38,571</text:p>
          </table:table-cell>
          <table:table-cell office:value-type="float" office:value="102329" table:style-name="ce124">
            <text:p><text:s text:c="3"/>102,329</text:p>
          </table:table-cell>
          <table:table-cell office:value-type="float" office:value="52744" table:style-name="ce123">
            <text:p><text:s text:c="3"/>52,744</text:p>
          </table:table-cell>
          <table:table-cell office:value-type="float" office:value="49585" table:style-name="ce123">
            <text:p><text:s text:c="3"/>49,585</text:p>
          </table:table-cell>
          <table:table-cell office:value-type="float" office:value="106.37" table:style-name="ce21">
            <text:p><text:s text:c="3"/>106.37</text:p>
          </table:table-cell>
          <table:table-cell office:value-type="float" office:value="806.6032865089494" table:style-name="ce21">
            <text:p><text:s text:c="3"/>806.60</text:p>
          </table:table-cell>
          <table:table-cell office:value-type="float" office:value="2.65" table:style-name="ce21">
            <text:p><text:s text:c="3"/>2.65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1">
          <table:table-cell office:value-type="string" table:style-name="ce127">
            <text:p>基隆市</text:p>
          </table:table-cell>
          <table:table-cell office:value-type="float" office:value="132.75890000000001" table:style-name="ce126">
            <text:p><text:s text:c="3"/>132.758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57" table:style-name="ce123">
            <text:p><text:s text:c="3"/>157</text:p>
          </table:table-cell>
          <table:table-cell office:value-type="float" office:value="3310" table:style-name="ce123">
            <text:p><text:s text:c="3"/>3,310</text:p>
          </table:table-cell>
          <table:table-cell office:value-type="float" office:value="151064" table:style-name="ce123">
            <text:p><text:s text:c="3"/>151,064</text:p>
          </table:table-cell>
          <table:table-cell office:value-type="float" office:value="371837" table:style-name="ce124">
            <text:p><text:s text:c="3"/>371,837</text:p>
          </table:table-cell>
          <table:table-cell office:value-type="float" office:value="186587" table:style-name="ce123">
            <text:p><text:s text:c="3"/>186,587</text:p>
          </table:table-cell>
          <table:table-cell office:value-type="float" office:value="185250" table:style-name="ce123">
            <text:p><text:s text:c="3"/>185,250</text:p>
          </table:table-cell>
          <table:table-cell office:value-type="float" office:value="100.72" table:style-name="ce21">
            <text:p><text:s text:c="3"/>100.72</text:p>
          </table:table-cell>
          <table:table-cell office:value-type="float" office:value="2800.8442371848514" table:style-name="ce21">
            <text:p><text:s text:c="3"/>2,800.84</text:p>
          </table:table-cell>
          <table:table-cell office:value-type="float" office:value="2.46" table:style-name="ce21">
            <text:p><text:s text:c="3"/>2.46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新竹市</text:p>
          </table:table-cell>
          <table:table-cell office:value-type="float" office:value="104.15260000000001" table:style-name="ce126">
            <text:p><text:s text:c="3"/>104.152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22" table:style-name="ce123">
            <text:p><text:s text:c="3"/>122</text:p>
          </table:table-cell>
          <table:table-cell office:value-type="float" office:value="2186" table:style-name="ce123">
            <text:p><text:s text:c="3"/>2,186</text:p>
          </table:table-cell>
          <table:table-cell office:value-type="float" office:value="158443" table:style-name="ce123">
            <text:p><text:s text:c="3"/>158,443</text:p>
          </table:table-cell>
          <table:table-cell office:value-type="float" office:value="435238" table:style-name="ce124">
            <text:p><text:s text:c="3"/>435,238</text:p>
          </table:table-cell>
          <table:table-cell office:value-type="float" office:value="215235" table:style-name="ce123">
            <text:p><text:s text:c="3"/>215,235</text:p>
          </table:table-cell>
          <table:table-cell office:value-type="float" office:value="220003" table:style-name="ce123">
            <text:p><text:s text:c="3"/>220,003</text:p>
          </table:table-cell>
          <table:table-cell office:value-type="float" office:value="97.83" table:style-name="ce21">
            <text:p><text:s text:c="3"/>97.83</text:p>
          </table:table-cell>
          <table:table-cell office:value-type="float" office:value="4178.8491117840549" table:style-name="ce21">
            <text:p><text:s text:c="3"/>4,178.85</text:p>
          </table:table-cell>
          <table:table-cell office:value-type="float" office:value="2.75" table:style-name="ce21">
            <text:p><text:s text:c="3"/>2.75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嘉義市</text:p>
          </table:table-cell>
          <table:table-cell office:value-type="float" office:value="60.025599999999997" table:style-name="ce126">
            <text:p><text:s text:c="3"/>60.025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84" table:style-name="ce123">
            <text:p><text:s text:c="3"/>84</text:p>
          </table:table-cell>
          <table:table-cell office:value-type="float" office:value="1387" table:style-name="ce123">
            <text:p><text:s text:c="3"/>1,387</text:p>
          </table:table-cell>
          <table:table-cell office:value-type="float" office:value="98602" table:style-name="ce123">
            <text:p><text:s text:c="3"/>98,602</text:p>
          </table:table-cell>
          <table:table-cell office:value-type="float" office:value="270254" table:style-name="ce124">
            <text:p><text:s text:c="3"/>270,254</text:p>
          </table:table-cell>
          <table:table-cell office:value-type="float" office:value="131733" table:style-name="ce123">
            <text:p><text:s text:c="3"/>131,733</text:p>
          </table:table-cell>
          <table:table-cell office:value-type="float" office:value="138521" table:style-name="ce123">
            <text:p><text:s text:c="3"/>138,521</text:p>
          </table:table-cell>
          <table:table-cell office:value-type="float" office:value="95.1" table:style-name="ce21">
            <text:p><text:s text:c="3"/>95.10</text:p>
          </table:table-cell>
          <table:table-cell office:value-type="float" office:value="4502.3123467320611" table:style-name="ce21">
            <text:p><text:s text:c="3"/>4,502.31</text:p>
          </table:table-cell>
          <table:table-cell office:value-type="float" office:value="2.74" table:style-name="ce21">
            <text:p><text:s text:c="3"/>2.74</text:p>
          </table:table-cell>
          <table:table-cell table:style-name="ce102"/>
          <table:table-cell table:style-name="ce137"/>
          <table:table-cell table:style-name="ce136"/>
          <table:table-cell table:style-name="ce135"/>
          <table:table-cell table:style-name="ce102"/>
          <table:table-cell table:number-columns-repeated="16367" table:style-name="ce1"/>
        </table:table-row>
        <table:table-row table:style-name="ro22">
          <table:table-cell office:value-type="string" table:style-name="ce134">
            <text:p>福建省</text:p>
          </table:table-cell>
          <table:table-cell office:value-type="float" office:value="180.45600000000002" table:style-name="ce133">
            <text:p><text:s text:c="3"/>180.456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59" table:style-name="ce131">
            <text:p><text:s text:c="3"/>59</text:p>
          </table:table-cell>
          <table:table-cell office:value-type="float" office:value="903" table:style-name="ce131">
            <text:p><text:s text:c="3"/>903</text:p>
          </table:table-cell>
          <table:table-cell office:value-type="float" office:value="41535" table:style-name="ce131">
            <text:p><text:s text:c="3"/>41,535</text:p>
          </table:table-cell>
          <table:table-cell office:value-type="float" office:value="145721" table:style-name="ce67">
            <text:p><text:s text:c="3"/>145,721</text:p>
          </table:table-cell>
          <table:table-cell office:value-type="float" office:value="73895" table:style-name="ce131">
            <text:p><text:s text:c="3"/>73,895</text:p>
          </table:table-cell>
          <table:table-cell office:value-type="float" office:value="71826" table:style-name="ce131">
            <text:p><text:s text:c="3"/>71,826</text:p>
          </table:table-cell>
          <table:table-cell office:value-type="float" office:value="102.88" table:style-name="ce64">
            <text:p><text:s text:c="3"/>102.88</text:p>
          </table:table-cell>
          <table:table-cell office:value-type="float" office:value="807.515405417387" table:style-name="ce64">
            <text:p><text:s text:c="3"/>807.52</text:p>
          </table:table-cell>
          <table:table-cell office:value-type="float" office:value="3.51" table:style-name="ce64">
            <text:p><text:s text:c="3"/>3.51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金門縣</text:p>
          </table:table-cell>
          <table:table-cell office:value-type="float" office:value="151.65600000000001" table:style-name="ce126">
            <text:p><text:s text:c="3"/>151.656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767" table:style-name="ce123">
            <text:p><text:s text:c="3"/>767</text:p>
          </table:table-cell>
          <table:table-cell office:value-type="float" office:value="38898" table:style-name="ce123">
            <text:p><text:s text:c="3"/>38,898</text:p>
          </table:table-cell>
          <table:table-cell office:value-type="float" office:value="133185" table:style-name="ce124">
            <text:p><text:s text:c="3"/>133,185</text:p>
          </table:table-cell>
          <table:table-cell office:value-type="float" office:value="66724" table:style-name="ce123">
            <text:p><text:s text:c="3"/>66,724</text:p>
          </table:table-cell>
          <table:table-cell office:value-type="float" office:value="66461" table:style-name="ce123">
            <text:p><text:s text:c="3"/>66,461</text:p>
          </table:table-cell>
          <table:table-cell office:value-type="float" office:value="100.4" table:style-name="ce21">
            <text:p><text:s text:c="3"/>100.40</text:p>
          </table:table-cell>
          <table:table-cell office:value-type="float" office:value="878.20462098433291" table:style-name="ce21">
            <text:p><text:s text:c="3"/>878.20</text:p>
          </table:table-cell>
          <table:table-cell office:value-type="float" office:value="3.42" table:style-name="ce21">
            <text:p><text:s text:c="3"/>3.42</text:p>
          </table:table-cell>
          <table:table-cell table:style-name="ce102"/>
          <table:table-cell table:style-name="ce130"/>
          <table:table-cell table:style-name="ce129"/>
          <table:table-cell table:style-name="ce12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27">
            <text:p>連江縣</text:p>
          </table:table-cell>
          <table:table-cell office:value-type="float" office:value="28.8" table:style-name="ce126">
            <text:p><text:s text:c="3"/>28.80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136" table:style-name="ce123">
            <text:p><text:s text:c="3"/>136</text:p>
          </table:table-cell>
          <table:table-cell office:value-type="float" office:value="2637" table:style-name="ce123">
            <text:p><text:s text:c="3"/>2,637</text:p>
          </table:table-cell>
          <table:table-cell office:value-type="float" office:value="12536" table:style-name="ce124">
            <text:p><text:s text:c="3"/>12,536</text:p>
          </table:table-cell>
          <table:table-cell office:value-type="float" office:value="7171" table:style-name="ce123">
            <text:p><text:s text:c="3"/>7,171</text:p>
          </table:table-cell>
          <table:table-cell office:value-type="float" office:value="5365" table:style-name="ce123">
            <text:p><text:s text:c="3"/>5,365</text:p>
          </table:table-cell>
          <table:table-cell office:value-type="float" office:value="133.66" table:style-name="ce21">
            <text:p><text:s text:c="3"/>133.66</text:p>
          </table:table-cell>
          <table:table-cell office:value-type="float" office:value="435.27777777777777" table:style-name="ce21">
            <text:p><text:s text:c="3"/>435.28</text:p>
          </table:table-cell>
          <table:table-cell office:value-type="float" office:value="4.75" table:style-name="ce21">
            <text:p><text:s text:c="3"/>4.75</text:p>
          </table:table-cell>
          <table:table-cell table:style-name="ce102"/>
          <table:table-cell table:style-name="ce120"/>
          <table:table-cell table:style-name="ce119"/>
          <table:table-cell table:style-name="ce122"/>
          <table:table-cell table:style-name="ce102"/>
          <table:table-cell table:number-columns-repeated="16367" table:style-name="ce1"/>
        </table:table-row>
        <table:table-row table:style-name="ro25">
          <table:table-cell office:value-type="string" table:style-name="ce117">
            <text:p>東沙群島</text:p>
          </table:table-cell>
          <table:table-cell office:value-type="float" office:value="2.38" table:style-name="ce121">
            <text:p><text:s text:c="3"/>2.3800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table:style-name="ce102"/>
          <table:table-cell table:style-name="ce120"/>
          <table:table-cell table:style-name="ce119"/>
          <table:table-cell table:style-name="ce118"/>
          <table:table-cell table:style-name="ce102"/>
          <table:table-cell table:number-columns-repeated="16367" table:style-name="ce1"/>
        </table:table-row>
        <table:table-row table:style-name="ro24">
          <table:table-cell office:value-type="string" table:style-name="ce117">
            <text:p>南沙群島</text:p>
          </table:table-cell>
          <table:table-cell office:value-type="float" office:value="0.50449999999999995" table:style-name="ce116">
            <text:p><text:s text:c="3"/>0.5045</text:p>
          </table:table-cell>
          <table:table-cell office:value-type="string" table:style-name="ce115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office:value-type="string" table:style-name="ce114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13"/>
          <table:table-cell table:style-name="ce112"/>
          <table:table-cell table:style-name="ce111"/>
          <table:table-cell table:number-columns-repeated="3" table:style-name="ce109"/>
          <table:table-cell table:style-name="ce110"/>
          <table:table-cell table:number-columns-repeated="2" table:style-name="ce109"/>
          <table:table-cell table:number-columns-repeated="2" table:style-name="ce108"/>
          <table:table-cell table:style-name="ce107"/>
          <table:table-cell table:number-columns-repeated="244" table:style-name="ce102"/>
          <table:table-cell table:number-columns-repeated="16128" table:style-name="ce106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105"/>
          <table:table-cell table:style-name="ce104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<text:span text:style-name="T7">(</text:span>南沙群島土地面積<text:span text:style-name="T7">)</text:span></text:p>
          </table:table-cell>
          <table:table-cell table:style-name="ce103"/>
          <table:table-cell table:number-columns-repeated="16371" table:style-name="ce102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100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100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100"/>
          <table:table-cell table:number-columns-repeated="16381" table:style-name="ce1"/>
        </table:table-row>
        <table:table-row table:style-name="ro27">
          <table:table-cell table:style-name="ce3"/>
          <table:table-cell table:number-columns-repeated="2" table:style-name="ce100"/>
          <table:table-cell table:number-columns-repeated="16381" table:style-name="ce1"/>
        </table:table-row>
        <table:table-row table:number-rows-repeated="25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101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160" table:style-name="ta3">
        <table:table-source xlink:href="file:///D:/0662/A.上網月報(含1科)/105年/10506/新表號02,07~11-連結(公式)檔105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RCRP0C1D0" table:style-name="ta3">
        <table:table-source xlink:href="file:///D:/0662/A.上網月報(含1科)/105年/10506/新表號02,07~11-連結(公式)檔105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RCRP0C1E0" table:style-name="ta3">
        <table:table-source xlink:href="file:///D:/0662/A.上網月報(含1科)/105年/10506/新表號02,07~11-連結(公式)檔105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7出生-年月別" table:style-name="ta3">
        <table:table-source xlink:href="file:///D:/0662/A.上網月報(含1科)/105年/10506/新表號02,07~11-連結(公式)檔105.6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7-縣市別" table:style-name="ta3">
        <table:table-source xlink:href="file:///D:/0662/A.上網月報(含1科)/105年/10506/新表號02,07~11-連結(公式)檔105.6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8結婚-年月別_+計" table:style-name="ta3">
        <table:table-source xlink:href="file:///D:/0662/A.上網月報(含1科)/105年/10506/新表號02,07~11-連結(公式)檔105.6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8-縣市別+計" table:style-name="ta3">
        <table:table-source xlink:href="file:///D:/0662/A.上網月報(含1科)/105年/10506/新表號02,07~11-連結(公式)檔105.6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8-設籍情形+計" table:style-name="ta3">
        <table:table-source xlink:href="file:///D:/0662/A.上網月報(含1科)/105年/10506/新表號02,07~11-連結(公式)檔105.6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9離婚-年月別+計" table:style-name="ta3">
        <table:table-source xlink:href="file:///D:/0662/A.上網月報(含1科)/105年/10506/新表號02,07~11-連結(公式)檔105.6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9縣市別_+計" table:style-name="ta3">
        <table:table-source xlink:href="file:///D:/0662/A.上網月報(含1科)/105年/10506/新表號02,07~11-連結(公式)檔105.6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9設籍情形+計" table:style-name="ta3">
        <table:table-source xlink:href="file:///D:/0662/A.上網月報(含1科)/105年/10506/新表號02,07~11-連結(公式)檔105.6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10戶籍登記-年月別" table:style-name="ta3">
        <table:table-source xlink:href="file:///D:/0662/A.上網月報(含1科)/105年/10506/新表號02,07~11-連結(公式)檔105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10縣市別" table:style-name="ta3">
        <table:table-source xlink:href="file:///D:/0662/A.上網月報(含1科)/105年/10506/新表號02,07~11-連結(公式)檔105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11遷徙" table:style-name="ta3">
        <table:table-source xlink:href="file:///D:/0662/A.上網月報(含1科)/105年/10506/新表號02,07~11-連結(公式)檔105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   </number:text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54:32Z</meta:creation-date>
    <dc:date>2016-09-06T09:56:34Z</dc:date>
  </office:meta>
</office:document-meta>
</file>